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Good" style:data-style-name="N0">
      <style:table-cell-properties style:vertical-align="automatic" fo:background-color="#CCFFCC"/>
      <style:text-properties fo:color="#006600" fo:font-size="10pt" style:font-size-asian="10pt" style:font-size-complex="10pt"/>
    </style:style>
    <style:style style:name="ce8"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9"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0" style:family="table-cell" style:parent-style-name="Neutral" style:data-style-name="N0">
      <style:table-cell-properties style:vertical-align="automatic" fo:background-color="#FFFFCC"/>
      <style:text-properties fo:color="#996600" fo:font-size="10pt" style:font-size-asian="10pt" style:font-size-complex="10pt"/>
    </style:style>
    <style:style style:name="ce11" style:family="table-cell" style:parent-style-name="Default" style:data-style-name="N0">
      <style:table-cell-properties style:vertical-align="automatic" style:repeat-content="false"/>
      <style:paragraph-properties fo:text-align="start" fo:margin-left="0cm"/>
      <style:text-properties fo:color="#1155CC" style:font-name="Cambria" style:font-name-asian="Cambria" style:font-name-complex="Cambria" fo:font-size="12pt" style:font-size-asian="12pt" style:font-size-complex="12pt" style:text-underline-style="solid" style:text-underline-type="single" style:font-family-generic="roman"/>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70C0"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1155CC" style:font-name="&quot;Open Sans&quot;" style:font-name-asian="&quot;Open Sans&quot;" style:font-name-complex="&quot;Open Sans&quot;" fo:font-size="12pt" style:font-size-asian="12pt" style:font-size-complex="12pt" style:text-underline-style="solid" style:text-underline-type="single"/>
    </style:style>
    <style:style style:name="ce15" style:family="table-cell" style:parent-style-name="Default" style:data-style-name="N0">
      <style:table-cell-properties style:vertical-align="automatic" fo:background-color="#FFFFFF"/>
      <style:text-properties fo:color="#1155CC" style:font-name="&quot;Open Sans&quot;" style:font-name-asian="&quot;Open Sans&quot;" style:font-name-complex="&quot;Open Sans&quot;" fo:font-size="12pt" style:font-size-asian="12pt" style:font-size-complex="12pt" style:text-underline-style="solid" style:text-underline-type="single"/>
    </style:style>
    <style:style style:name="ce16" style:family="table-cell" style:parent-style-name="Default" style:data-style-name="N0">
      <style:text-properties fo:color="#1155CC" style:font-name="&quot;Open Sans&quot;" style:font-name-asian="&quot;Open Sans&quot;" style:font-name-complex="&quot;Open Sans&quot;" fo:font-size="12pt" style:font-size-asian="12pt" style:font-size-complex="12pt" style:text-underline-style="solid" style:text-underline-type="single"/>
    </style:style>
    <style:style style:name="ce17" style:family="table-cell" style:parent-style-name="Default" style:data-style-name="N0">
      <style:table-cell-properties style:vertical-align="automatic"/>
      <style:text-properties fo:color="#0000FF" style:text-underline-style="solid" style:text-underline-type="single"/>
    </style:style>
    <style:style style:name="ce18"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3.3655cm"/>
    </style:style>
    <style:style style:name="co2" style:family="table-column">
      <style:table-column-properties fo:break-before="auto" style:column-width="11.2818333333333cm"/>
    </style:style>
    <style:style style:name="co3" style:family="table-column">
      <style:table-column-properties fo:break-before="auto" style:column-width="4.0005cm"/>
    </style:style>
    <style:style style:name="co4" style:family="table-column">
      <style:table-column-properties fo:break-before="auto" style:column-width="19.0076666666667cm"/>
    </style:style>
    <style:style style:name="co5" style:family="table-column">
      <style:table-column-properties fo:break-before="auto" style:column-width="3.13266666666667cm"/>
    </style:style>
    <style:style style:name="co6" style:family="table-column">
      <style:table-column-properties fo:break-before="auto" style:column-width="2.921cm"/>
    </style:style>
    <style:style style:name="co7" style:family="table-column">
      <style:table-column-properties fo:break-before="auto" style:column-width="2.9845cm"/>
    </style:style>
    <style:style style:name="co8" style:family="table-column">
      <style:table-column-properties fo:break-before="auto" style:column-width="2.4765cm"/>
    </style:style>
    <style:style style:name="co9" style:family="table-column">
      <style:table-column-properties fo:break-before="auto" style:column-width="3.937cm"/>
    </style:style>
    <style:style style:name="co10" style:family="table-column">
      <style:table-column-properties fo:break-before="auto" style:column-width="1.86266666666667cm"/>
    </style:style>
    <style:style style:name="ro1" style:family="table-row">
      <style:table-row-properties style:row-height="17.4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number-columns-repeated="1016" table:default-cell-style-name="ce1"/>
        <table:table-column table:style-name="co10" table:number-columns-repeated="15359" table:default-cell-style-name="ce1"/>
        <table:table-row table:style-name="ro1">
          <table:table-cell office:value-type="string" table:style-name="ce2">
            <text:p>#CrackYourInternship Challenge</text:p>
          </table:table-cell>
          <table:table-cell office:value-type="string" table:style-name="ce3">
            <text:p>DSA Sheet by Arsh</text:p>
          </table:table-cell>
          <table:table-cell office:value-type="string" table:style-name="ce2">
            <text:p>#CrackYourPlacement Challenge</text:p>
          </table:table-cell>
          <table:table-cell table:style-name="ce2"/>
          <table:table-cell table:number-columns-repeated="16380" table:style-name="ce1"/>
        </table:table-row>
        <table:table-row table:style-name="ro2">
          <table:table-cell table:style-name="ce1"/>
          <table:table-cell office:value-type="string" table:style-name="ce4">
            <text:p><text:a xlink:href="https://www.youtube.com/c/arshgoyal">Follow on Youtube : https://www.youtube.com/c/arshgoyal</text:a></text:p>
          </table:table-cell>
          <table:table-cell table:number-columns-repeated="7" table:style-name="ce1"/>
          <table:table-cell table:style-name="ce5"/>
          <table:table-cell table:number-columns-repeated="16374"/>
        </table:table-row>
        <table:table-row table:style-name="ro2">
          <table:table-cell table:number-columns-repeated="2" table:style-name="ce1"/>
          <table:table-cell office:value-type="string" table:style-name="ce6">
            <text:p>Status</text:p>
          </table:table-cell>
          <table:table-cell table:style-name="ce6"/>
          <table:table-cell office:value-type="string" table:style-name="ce6">
            <text:p>Microsoft</text:p>
          </table:table-cell>
          <table:table-cell office:value-type="string" table:style-name="ce6">
            <text:p>Adobe</text:p>
          </table:table-cell>
          <table:table-cell office:value-type="string" table:style-name="ce6">
            <text:p>Goldman Sachs</text:p>
          </table:table-cell>
          <table:table-cell office:value-type="string" table:style-name="ce6">
            <text:p>Intuit</text:p>
          </table:table-cell>
          <table:table-cell office:value-type="string" table:style-name="ce6">
            <text:p>Amazon</text:p>
          </table:table-cell>
          <table:table-cell table:number-columns-repeated="16375" table:style-name="ce1"/>
        </table:table-row>
        <table:table-row table:style-name="ro2">
          <table:table-cell table:style-name="ce1"/>
          <table:table-cell office:value-type="string" table:style-name="ce6">
            <text:p>Arrays</text:p>
          </table:table-cell>
          <table:table-cell table:number-columns-repeated="2" table:style-name="ce1"/>
          <table:table-cell table:style-name="ce6"/>
          <table:table-cell table:number-columns-repeated="3" table:style-name="ce1"/>
          <table:table-cell office:value-type="string" table:style-name="ce6">
            <text:p>~</text:p>
          </table:table-cell>
          <table:table-cell table:number-columns-repeated="16375" table:style-name="ce1"/>
        </table:table-row>
        <table:table-row table:style-name="ro2">
          <table:table-cell office:value-type="string" table:style-name="ce6">
            <text:p>Easy</text:p>
          </table:table-cell>
          <table:table-cell office:value-type="string" table:style-name="ce4">
            <text:p><text:a xlink:href="https://leetcode.com/problems/find-the-duplicate-number/">https://leetcode.com/problems/find-the-duplicate-number/</text:a></text:p>
          </table:table-cell>
          <table:table-cell office:value-type="string" table:style-name="ce7">
            <text:p>Done<text:s/></text:p>
          </table:table-cell>
          <table:table-cell office:value-type="string" table:style-name="ce1">
            <text:p>Did With count sort 0(N),placing element at its right place.</text:p>
          </table:table-cell>
          <table:table-cell table:number-columns-repeated="4" table:style-name="ce1"/>
          <table:table-cell office:value-type="string" table:style-name="ce6">
            <text:p>~</text:p>
          </table:table-cell>
          <table:table-cell table:number-columns-repeated="16375" table:style-name="ce1"/>
        </table:table-row>
        <table:table-row table:style-name="ro2">
          <table:table-cell office:value-type="string" table:style-name="ce6">
            <text:p>Easy</text:p>
          </table:table-cell>
          <table:table-cell office:value-type="string" table:style-name="ce4">
            <text:p><text:a xlink:href="https://leetcode.com/problems/sort-colors/">https://leetcode.com/problems/sort-colors/</text:a></text:p>
          </table:table-cell>
          <table:table-cell office:value-type="string" table:style-name="ce7">
            <text:p>Done<text:s/></text:p>
          </table:table-cell>
          <table:table-cell office:value-type="string" table:style-name="ce1">
            <text:p>Did with low high mid pointer use 0 as low mid as 1 high for 2 O(n)</text:p>
          </table:table-cell>
          <table:table-cell table:number-columns-repeated="4" table:style-name="ce1"/>
          <table:table-cell office:value-type="string" table:style-name="ce6">
            <text:p>~</text:p>
          </table:table-cell>
          <table:table-cell table:number-columns-repeated="16375" table:style-name="ce1"/>
        </table:table-row>
        <table:table-row table:style-name="ro2">
          <table:table-cell office:value-type="string" table:style-name="ce6">
            <text:p>Easy</text:p>
          </table:table-cell>
          <table:table-cell office:value-type="string" table:style-name="ce4">
            <text:p><text:a xlink:href="https://leetcode.com/problems/remove-duplicates-from-sorted-array/">https://leetcode.com/problems/remove-duplicates-from-sorted-array/</text:a></text:p>
          </table:table-cell>
          <table:table-cell office:value-type="string" table:style-name="ce7">
            <text:p>Done<text:s/></text:p>
          </table:table-cell>
          <table:table-cell office:value-type="string" table:style-name="ce1">
            <text:p>Copied non dupilcate into temp array and copy all element again to main array and return count of temp . O(n)</text:p>
          </table:table-cell>
          <table:table-cell table:number-columns-repeated="16380" table:style-name="ce1"/>
        </table:table-row>
        <table:table-row table:style-name="ro2">
          <table:table-cell office:value-type="string" table:style-name="ce6">
            <text:p>Easy</text:p>
          </table:table-cell>
          <table:table-cell office:value-type="string" table:style-name="ce4">
            <text:p><text:a xlink:href="https://leetcode.com/problems/set-matrix-zeroes/">https://leetcode.com/problems/set-matrix-zeroes/</text:a></text:p>
          </table:table-cell>
          <table:table-cell table:number-columns-repeated="16382" table:style-name="ce1"/>
        </table:table-row>
        <table:table-row table:style-name="ro2">
          <table:table-cell office:value-type="string" table:style-name="ce6">
            <text:p>Easy</text:p>
          </table:table-cell>
          <table:table-cell office:value-type="string" table:style-name="ce8">
            <text:p><text:a xlink:href="https://leetcode.com/problems/move-zeroes/">https://leetcode.com/problems/move-zeroes/</text:a></text:p>
          </table:table-cell>
          <table:table-cell office:value-type="string" table:style-name="ce7">
            <text:p>Done<text:s/></text:p>
          </table:table-cell>
          <table:table-cell office:value-type="string" table:style-name="ce1">
            <text:p>set count for zero in left side if element is non zero swap it with 0 . O(n)<text:s/></text:p>
          </table:table-cell>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8">
            <text:p><text:a xlink:href="https://leetcode.com/problems/best-time-to-buy-and-sell-stock/">https://leetcode.com/problems/best-time-to-buy-and-sell-stock/</text:a></text:p>
          </table:table-cell>
          <table:table-cell office:value-type="string" table:style-name="ce7">
            <text:p>Done<text:s/></text:p>
          </table:table-cell>
          <table:table-cell office:value-type="string" table:style-name="ce1">
            <text:p>maxprofit can be calucated by current element - min element. O(n)</text:p>
          </table:table-cell>
          <table:table-cell office:value-type="string" table:style-name="ce6">
            <text:p>~</text:p>
          </table:table-cell>
          <table:table-cell table:number-columns-repeated="2" table:style-name="ce1"/>
          <table:table-cell office:value-type="string" table:style-name="ce6">
            <text:p>~</text:p>
          </table:table-cell>
          <table:table-cell table:number-columns-repeated="16376" table:style-name="ce1"/>
        </table:table-row>
        <table:table-row table:style-name="ro2">
          <table:table-cell office:value-type="string" table:style-name="ce6">
            <text:p>Easy</text:p>
          </table:table-cell>
          <table:table-cell office:value-type="string" table:style-name="ce4">
            <text:p><text:a xlink:href="https://www.geeksforgeeks.org/chocolate-distribution-problem/">https://www.geeksforgeeks.org/chocolate-distribution-problem/</text:a></text:p>
          </table:table-cell>
          <table:table-cell table:number-columns-repeated="2"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6" table:style-name="ce1"/>
        </table:table-row>
        <table:table-row table:style-name="ro2">
          <table:table-cell office:value-type="string" table:style-name="ce6">
            <text:p>Easy</text:p>
          </table:table-cell>
          <table:table-cell office:value-type="string" table:style-name="ce8">
            <text:p><text:a xlink:href="https://leetcode.com/problems/two-sum/">https://leetcode.com/problems/two-sum/</text:a></text:p>
          </table:table-cell>
          <table:table-cell office:value-type="string" table:style-name="ce7">
            <text:p>Done<text:s/></text:p>
          </table:table-cell>
          <table:table-cell office:value-type="string" table:style-name="ce1">
            <text:p>Use of Hashmap reduces time compelexity . O(n)</text:p>
          </table:table-cell>
          <table:table-cell table:number-columns-repeated="3" table:style-name="ce1"/>
          <table:table-cell office:value-type="string" table:style-name="ce6">
            <text:p>~</text:p>
          </table:table-cell>
          <table:table-cell table:number-columns-repeated="16376" table:style-name="ce1"/>
        </table:table-row>
        <table:table-row table:style-name="ro2">
          <table:table-cell office:value-type="string" table:style-name="ce6">
            <text:p>Easy</text:p>
          </table:table-cell>
          <table:table-cell office:value-type="string" table:style-name="ce8">
            <text:p><text:a xlink:href="https://leetcode.com/problems/best-time-to-buy-and-sell-stock-ii/">https://leetcode.com/problems/best-time-to-buy-and-sell-stock-ii/</text:a></text:p>
          </table:table-cell>
          <table:table-cell office:value-type="string" table:style-name="ce7">
            <text:p>Done<text:s/></text:p>
          </table:table-cell>
          <table:table-cell office:value-type="string" table:style-name="ce1">
            <text:p><text:s/>a[i]&gt;a[i-1] ans+= a[i]- a[i-1], O(n)</text:p>
          </table:table-cell>
          <table:table-cell table:number-columns-repeated="16380" table:style-name="ce1"/>
        </table:table-row>
        <table:table-row table:style-name="ro2">
          <table:table-cell office:value-type="string" table:style-name="ce6">
            <text:p>Medium</text:p>
          </table:table-cell>
          <table:table-cell office:value-type="string" table:style-name="ce9">
            <text:p><text:a xlink:href="https://leetcode.com/problems/subarray-sums-divisible-by-k/">https://leetcode.com/problems/subarray-sums-divisible-by-k/</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find-all-duplicates-in-an-array/">https://leetcode.com/problems/find-all-duplicates-in-an-array/</text:a></text:p>
          </table:table-cell>
          <table:table-cell office:value-type="string" table:style-name="ce7">
            <text:p>Done<text:s/></text:p>
          </table:table-cell>
          <table:table-cell office:value-type="string" table:style-name="ce1">
            <text:p>use count sort .place element to right index and make it negative if we find any element already neagtive we add that element to out and</text:p>
          </table:table-cell>
          <table:table-cell office:value-type="string" table:style-name="ce1">
            <text:p><text:s/></text:p>
          </table:table-cell>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leetcode.com/problems/container-with-most-water/">https://leetcode.com/problems/container-with-most-water/</text:a></text:p>
          </table:table-cell>
          <table:table-cell office:value-type="string" table:style-name="ce7">
            <text:p>Done<text:s/></text:p>
          </table:table-cell>
          <table:table-cell office:value-type="string" table:style-name="ce1">
            <text:p>used two pointer approach if left pointer is less increasing left side other wise right calculate area by min of heighty[left] ,heigth[right] * right - left and return max area</text:p>
          </table:table-cell>
          <table:table-cell office:value-type="string" table:style-name="ce1">
            <text:p><text:s/></text:p>
          </table:table-cell>
          <table:table-cell office:value-type="string" table:style-name="ce6">
            <text:p>~</text:p>
          </table:table-cell>
          <table:table-cell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4">
            <text:p><text:a xlink:href="https://leetcode.com/problems/3sum/">https://leetcode.com/problems/3sum/</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leetcode.com/problems/4sum/">https://leetcode.com/problems/4sum/</text:a></text:p>
          </table:table-cell>
          <table:table-cell table:number-columns-repeated="16382" table:style-name="ce1"/>
        </table:table-row>
        <table:table-row table:style-name="ro2">
          <table:table-cell office:value-type="string" table:style-name="ce6">
            <text:p>Medium</text:p>
          </table:table-cell>
          <table:table-cell office:value-type="string" table:style-name="ce9">
            <text:p><text:a xlink:href="https://leetcode.com/problems/maximum-points-you-can-obtain-from-cards/">https://leetcode.com/problems/maximum-points-you-can-obtain-from-cards/</text:a></text:p>
          </table:table-cell>
          <table:table-cell table:number-columns-repeated="16382" table:style-name="ce1"/>
        </table:table-row>
        <table:table-row table:style-name="ro2">
          <table:table-cell office:value-type="string" table:style-name="ce6">
            <text:p>Medium</text:p>
          </table:table-cell>
          <table:table-cell office:value-type="string" table:style-name="ce9">
            <text:p><text:a xlink:href="https://leetcode.com/problems/subarray-sum-equals-k/">https://leetcode.com/problems/subarray-sum-equals-k/</text:a></text:p>
          </table:table-cell>
          <table:table-cell office:value-type="string" table:style-name="ce7">
            <text:p>Done<text:s/></text:p>
          </table:table-cell>
          <table:table-cell office:value-type="string" table:style-name="ce1">
            <text:p>use hashmap to store sum. If sum-k is already present in map means subarray is equal to k.first put (0,1)in map so continous array will be identify if sum already present increase count by 1;</text:p>
          </table:table-cell>
          <table:table-cell table:number-columns-repeated="16380" table:style-name="ce1"/>
        </table:table-row>
        <table:table-row table:style-name="ro2">
          <table:table-cell office:value-type="string" table:style-name="ce6">
            <text:p>Medium</text:p>
          </table:table-cell>
          <table:table-cell office:value-type="string" table:style-name="ce4">
            <text:p><text:a xlink:href="https://leetcode.com/problems/spiral-matrix/">https://leetcode.com/problems/spiral-matrix/</text:a></text:p>
          </table:table-cell>
          <table:table-cell office:value-type="string" table:style-name="ce10">
            <text:p>Done<text:s/></text:p>
          </table:table-cell>
          <table:table-cell office:value-type="string" table:style-name="ce1">
            <text:p>define colstart rowend variable first traverse left row-- traverse down col-- like that. And if rowstart&gt;rowend we cannot go left same if colstart&gt;colend we cannot go up.</text:p>
          </table:table-cell>
          <table:table-cell table:number-columns-repeated="16380" table:style-name="ce1"/>
        </table:table-row>
        <table:table-row table:style-name="ro2">
          <table:table-cell office:value-type="string" table:style-name="ce6">
            <text:p>Medium</text:p>
          </table:table-cell>
          <table:table-cell office:value-type="string" table:style-name="ce9">
            <text:p><text:a xlink:href="https://leetcode.com/problems/word-search/">https://leetcode.com/problems/word-search/</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9">
            <text:p><text:a xlink:href="https://leetcode.com/problems/jump-game/">https://leetcode.com/problems/jump-game/</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9">
            <text:p><text:a xlink:href="https://leetcode.com/problems/merge-sorted-array/">https://leetcode.com/problems/merge-sorted-array/</text:a></text:p>
          </table:table-cell>
          <table:table-cell office:value-type="string" table:style-name="ce7">
            <text:p>Done<text:s/></text:p>
          </table:table-cell>
          <table:table-cell office:value-type="string" table:style-name="ce1">
            <text:p>start from right if nums2 element is greater placed it in otherwise nums1 element wil go at the end.</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9">
            <text:p><text:a xlink:href="https://leetcode.com/problems/majority-element-ii/">https://leetcode.com/problems/majority-element-ii/</text:a></text:p>
          </table:table-cell>
          <table:table-cell table:number-columns-repeated="4" table:style-name="ce1"/>
          <table:table-cell table:style-name="ce6"/>
          <table:table-cell table:number-columns-repeated="16377" table:style-name="ce1"/>
        </table:table-row>
        <table:table-row table:style-name="ro2">
          <table:table-cell office:value-type="string" table:style-name="ce6">
            <text:p>Medium</text:p>
          </table:table-cell>
          <table:table-cell office:value-type="string" table:style-name="ce9">
            <text:p><text:a xlink:href="https://leetcode.com/problems/majority-element/">https://leetcode.com/problems/majority-element/</text:a></text:p>
          </table:table-cell>
          <table:table-cell office:value-type="string" table:style-name="ce7">
            <text:p>Done<text:s/></text:p>
          </table:table-cell>
          <table:table-cell office:value-type="string" table:style-name="ce1">
            <text:p>if nums[i] js same as our element increase count++ otherwise count-- . If count = 0 nums[i] is new majority element</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leetcode.com/problems/reverse-pairs/">https://leetcode.com/problems/reverse-pairs/</text:a></text:p>
          </table:table-cell>
          <table:table-cell table:number-columns-repeated="4" table:style-name="ce1"/>
          <table:table-cell office:value-type="string" table:style-name="ce6">
            <text:p>~</text:p>
          </table:table-cell>
          <table:table-cell table:number-columns-repeated="16377" table:style-name="ce1"/>
        </table:table-row>
        <table:table-row table:style-name="ro3">
          <table:table-cell office:value-type="string" table:style-name="ce6">
            <text:p>Medium</text:p>
          </table:table-cell>
          <table:table-cell office:value-type="string" table:style-name="ce11">
            <text:p><text:a xlink:href="https://www.geeksforgeeks.org/print-all-possible-combinations-of-r-elements-in-a-given-array-of-size-n/">https://www.geeksforgeeks.org/print-all-possible-combinations-of-r-elements-in-a-given-array-of-size-n/</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game-of-life/">https://leetcode.com/problems/game-of-life/</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max-value-of-equation/">https://leetcode.com/problems/max-value-of-equation/</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insert-delete-getrandom-o1-duplicates-allowed/">https://leetcode.com/problems/insert-delete-getrandom-o1-duplicates-allowed/</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largest-rectangle-in-histogram/">https://leetcode.com/problems/largest-rectangle-in-histogram/</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4">
            <text:p><text:a xlink:href="https://leetcode.com/problems/max-value-of-equation/">https://leetcode.com/problems/max-value-of-equation/</text:a></text:p>
          </table:table-cell>
          <table:table-cell table:number-columns-repeated="2" table:style-name="ce1"/>
          <table:table-cell table:style-name="ce6"/>
          <table:table-cell table:number-columns-repeated="16379" table:style-name="ce1"/>
        </table:table-row>
        <table:table-row table:style-name="ro2">
          <table:table-cell table:number-columns-repeated="4" table:style-name="ce1"/>
          <table:table-cell table:style-name="ce6"/>
          <table:table-cell table:number-columns-repeated="16379" table:style-name="ce1"/>
        </table:table-row>
        <table:table-row table:style-name="ro2">
          <table:table-cell table:style-name="ce1"/>
          <table:table-cell office:value-type="string" table:style-name="ce6">
            <text:p>Strings</text:p>
          </table:table-cell>
          <table:table-cell table:number-columns-repeated="4" table:style-name="ce1"/>
          <table:table-cell table:style-name="ce6"/>
          <table:table-cell table:number-columns-repeated="16377" table:style-name="ce1"/>
        </table:table-row>
        <table:table-row table:style-name="ro2">
          <table:table-cell office:value-type="string" table:style-name="ce6">
            <text:p>Easy</text:p>
          </table:table-cell>
          <table:table-cell office:value-type="string" table:style-name="ce4">
            <text:p><text:a xlink:href="https://leetcode.com/problems/valid-parentheses/">https://leetcode.com/problems/valid-parentheses/</text:a></text:p>
          </table:table-cell>
          <table:table-cell office:value-type="string" table:style-name="ce7">
            <text:p>Done<text:s/></text:p>
          </table:table-cell>
          <table:table-cell office:value-type="string" table:style-name="ce1">
            <text:p>use stack of character if we are getting opening bracket then we are pushing to stack if closing then we are checking for peek if it is same a hisopening then if peek is satisfied then poping the element.</text:p>
          </table:table-cell>
          <table:table-cell table:number-columns-repeated="16380" table:style-name="ce1"/>
        </table:table-row>
        <table:table-row table:style-name="ro2">
          <table:table-cell office:value-type="string" table:style-name="ce6">
            <text:p>Easy</text:p>
          </table:table-cell>
          <table:table-cell office:value-type="string" table:style-name="ce4">
            <text:p><text:a xlink:href="https://www.geeksforgeeks.org/print-all-the-duplicates-in-the-input-string/">https://www.geeksforgeeks.org/print-all-the-duplicates-in-the-input-string/</text:a></text:p>
          </table:table-cell>
          <table:table-cell office:value-type="string" table:style-name="ce7">
            <text:p>Done<text:s/></text:p>
          </table:table-cell>
          <table:table-cell office:value-type="string" table:style-name="ce1">
            <text:p>use hashmap and hashset.</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4">
            <text:p><text:a xlink:href="https://leetcode.com/problems/implement-strstr/">https://leetcode.com/problems/implement-strstr/</text:a></text:p>
          </table:table-cell>
          <table:table-cell office:value-type="string" table:style-name="ce7">
            <text:p>Done<text:s/></text:p>
          </table:table-cell>
          <table:table-cell office:value-type="string" table:style-name="ce1">
            <text:p>use slide window</text:p>
          </table:table-cell>
          <table:table-cell table:number-columns-repeated="16380" table:style-name="ce1"/>
        </table:table-row>
        <table:table-row table:style-name="ro2">
          <table:table-cell office:value-type="string" table:style-name="ce6">
            <text:p>Easy</text:p>
          </table:table-cell>
          <table:table-cell office:value-type="string" table:style-name="ce4">
            <text:p><text:a xlink:href="https://leetcode.com/problems/longest-common-prefix/">https://leetcode.com/problems/longest-common-prefix/</text:a></text:p>
          </table:table-cell>
          <table:table-cell office:value-type="string" table:style-name="ce7">
            <text:p>Done<text:s/></text:p>
          </table:table-cell>
          <table:table-cell office:value-type="string" table:style-name="ce1">
            <text:p>use brute force calculate smallest length of string then run i loop till that length <text:s/>and use j loop to traverse arr if element having same char at any mismatched time exit loop and return that max answer.<text:s/></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8">
            <text:p><text:a xlink:href="https://leetcode.com/problems/valid-palindrome-ii/">https://leetcode.com/problems/valid-palindrome-ii/</text:a></text:p>
          </table:table-cell>
          <table:table-cell office:value-type="string" table:style-name="ce7">
            <text:p>Done<text:s/></text:p>
          </table:table-cell>
          <table:table-cell office:value-type="string" table:style-name="ce1">
            <text:p>use an another palindrome checker function so if in case ith and jth char not match use this function and pass i+1 ,j and j-1,I index into it then check it is valid or not.</text:p>
          </table:table-cell>
          <table:table-cell table:number-columns-repeated="16380" table:style-name="ce1"/>
        </table:table-row>
        <table:table-row table:style-name="ro2">
          <table:table-cell office:value-type="string" table:style-name="ce6">
            <text:p>Medium</text:p>
          </table:table-cell>
          <table:table-cell office:value-type="string" table:style-name="ce12">
            <text:p><text:a xlink:href="https://leetcode.com/problems/integer-to-roman/">https://leetcode.com/problems/integer-to-roman/</text:a></text:p>
          </table:table-cell>
          <table:table-cell office:value-type="string" table:style-name="ce7">
            <text:p>Done<text:s/></text:p>
          </table:table-cell>
          <table:table-cell office:value-type="string" table:style-name="ce1">
            <text:p>make one array for string roman and int array for value use a for loop from values 1000 to 1 like while value is grater then values[i] add respect string[i] to and arrray containe 1000 900 5000 400 -- 4,1 value .</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generate-parentheses/">https://leetcode.com/problems/generate-parentheses/</text:a></text:p>
          </table:table-cell>
          <table:table-cell office:value-type="string" table:style-name="ce7">
            <text:p>Done<text:s/></text:p>
          </table:table-cell>
          <table:table-cell office:value-type="string" table:style-name="ce1">
            <text:p>user recursion use open count and close count variable if oc&lt;n add'(' and if cc&lt;oc add')' add in list if both count equal to n</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simplify-path/">https://leetcode.com/problems/simplify-path/</text:a></text:p>
          </table:table-cell>
          <table:table-cell office:value-type="string" table:style-name="ce7">
            <text:p>Done<text:s/></text:p>
          </table:table-cell>
          <table:table-cell office:value-type="string" table:style-name="ce1">
            <text:p>use java split function at / because path is between those then use stack if we get .. We pop out element if we get element then push it stack otherwise do nothing at last add '/ between paths easy peasy.</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practice.geeksforgeeks.org/problems/smallest-window-in-a-string-containing-all-the-characters-of-another-string-1587115621/1">https://practice.geeksforgeeks.org/problems/smallest-window-in-a-string-containing-all-the-characters-of-another-string-1587115621/1</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9">
            <text:p><text:a xlink:href="https://practice.geeksforgeeks.org/problems/rank-the-permutations2323/1">https://practice.geeksforgeeks.org/problems/rank-the-permutations2323/1</text:a></text:p>
          </table:table-cell>
          <table:table-cell office:value-type="string" table:style-name="ce7">
            <text:p>Done<text:s/></text:p>
          </table:table-cell>
          <table:table-cell office:value-type="string" table:style-name="ce1">
            <text:p>Make a frequency array store frequency make a factorial array for permutation int main loop count no of the lesser letter by traversing freq array ti letter like (j&lt;charAt(j) -'a' then count multiply by fact[n-1-i] then decrease freq return resu;t</text:p>
          </table:table-cell>
          <table:table-cell table:number-columns-repeated="2" table:style-name="ce1"/>
          <table:table-cell table:style-name="ce6"/>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leetcode.com/problems/reverse-words-in-a-string/">https://leetcode.com/problems/reverse-words-in-a-string/</text:a></text:p>
          </table:table-cell>
          <table:table-cell office:value-type="string" table:style-name="ce10">
            <text:p>Done<text:s/></text:p>
          </table:table-cell>
          <table:table-cell office:value-type="string" table:style-name="ce1">
            <text:p>using a built int function. Spilt array at space and start from end to start in array.</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www.geeksforgeeks.org/rabin-karp-algorithm-for-pattern-searching/">https://www.geeksforgeeks.org/rabin-karp-algorithm-for-pattern-searching/</text:a></text:p>
          </table:table-cell>
          <table:table-cell office:value-type="string" table:style-name="ce7">
            <text:p>Done<text:s/></text:p>
          </table:table-cell>
          <table:table-cell office:value-type="string" table:style-name="ce1">
            <text:p>calculate hash_val like charat(i) -'a' first calculate pattern hash _val then slide window and match hash_val with window has then if match check if string match by passing starting and ending index.</text:p>
          </table:table-cell>
          <table:table-cell table:number-columns-repeated="16380" table:style-name="ce1"/>
        </table:table-row>
        <table:table-row table:style-name="ro2">
          <table:table-cell office:value-type="string" table:style-name="ce6">
            <text:p>Medium</text:p>
          </table:table-cell>
          <table:table-cell office:value-type="string" table:style-name="ce9">
            <text:p><text:a xlink:href="https://leetcode.com/problems/longest-substring-without-repeating-characters/">https://leetcode.com/problems/longest-substring-without-repeating-characters/</text:a></text:p>
          </table:table-cell>
          <table:table-cell office:value-type="string" table:style-name="ce7">
            <text:p>Done<text:s/></text:p>
          </table:table-cell>
          <table:table-cell office:value-type="string" table:style-name="ce1">
            <text:p>use two pointer right left if we found a letter already in present in map that’s mean we are having two same letter in our window move left with max of left and index of previous letter.</text:p>
          </table:table-cell>
          <table:table-cell table:number-columns-repeated="16380" table:style-name="ce1"/>
        </table:table-row>
        <table:table-row table:style-name="ro2">
          <table:table-cell office:value-type="string" table:style-name="ce6">
            <text:p>Medium</text:p>
          </table:table-cell>
          <table:table-cell office:value-type="string" table:style-name="ce12">
            <text:p><text:a xlink:href="https://leetcode.com/problems/group-anagrams/">https://leetcode.com/problems/group-anagrams/</text:a></text:p>
          </table:table-cell>
          <table:table-cell office:value-type="string" table:style-name="ce7">
            <text:p>Done<text:s/></text:p>
          </table:table-cell>
          <table:table-cell office:value-type="string" table:style-name="ce1">
            <text:p>Use hashmap for storing anagram. Make map of string and arraylist . For every string sort string in char array and store it in map if absent add new arraylist and add string into arraylist.</text:p>
          </table:table-cell>
          <table:table-cell table:number-columns-repeated="16380" table:style-name="ce1"/>
        </table:table-row>
        <table:table-row table:style-name="ro2">
          <table:table-cell office:value-type="string" table:style-name="ce6">
            <text:p>Medium</text:p>
          </table:table-cell>
          <table:table-cell office:value-type="string" table:style-name="ce4">
            <text:p><text:a xlink:href="https://practice.geeksforgeeks.org/problems/word-wrap1646/1">https://practice.geeksforgeeks.org/problems/word-wrap1646/1</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basic-calculator-ii/">https://leetcode.com/problems/basic-calculator-ii/</text:a></text:p>
          </table:table-cell>
          <table:table-cell office:value-type="string" table:style-name="ce10">
            <text:p>Done<text:s/></text:p>
          </table:table-cell>
          <table:table-cell office:value-type="string" table:style-name="ce1">
            <text:p>use stack of integer element and use sign variable for storing the sign if sign is positive push as same val if negative push -val if multiply divide operation use st.pop() val and current value math then store it int stack at last traverse stack and calulate the answer one remeber point is when i = n-1 that time also do the calulaton otherwise wo reh jayega.</text:p>
          </table:table-cell>
          <table:table-cell table:number-columns-repeated="16380" table:style-name="ce1"/>
        </table:table-row>
        <table:table-row table:style-name="ro2">
          <table:table-cell office:value-type="string" table:style-name="ce6">
            <text:p>Hard</text:p>
          </table:table-cell>
          <table:table-cell office:value-type="string" table:style-name="ce12">
            <text:p><text:a xlink:href="https://leetcode.com/problems/valid-number/">https://leetcode.com/problems/valid-number/</text:a></text:p>
          </table:table-cell>
          <table:table-cell office:value-type="string" table:style-name="ce10">
            <text:p>Done<text:s/></text:p>
          </table:table-cell>
          <table:table-cell office:value-type="string" table:style-name="ce1">
            <text:p>try again</text:p>
          </table:table-cell>
          <table:table-cell table:number-columns-repeated="16380" table:style-name="ce1"/>
        </table:table-row>
        <table:table-row table:style-name="ro2">
          <table:table-cell office:value-type="string" table:style-name="ce6">
            <text:p>Hard</text:p>
          </table:table-cell>
          <table:table-cell office:value-type="string" table:style-name="ce12">
            <text:p><text:a xlink:href="https://leetcode.com/problems/integer-to-english-words/">https://leetcode.com/problems/integer-to-english-words/</text:a></text:p>
          </table:table-cell>
          <table:table-cell office:value-type="string" table:style-name="ce10">
            <text:p>Done<text:s/></text:p>
          </table:table-cell>
          <table:table-cell office:value-type="string" table:style-name="ce1">
            <text:p>try again</text:p>
          </table:table-cell>
          <table:table-cell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minimum-window-substring/">https://leetcode.com/problems/minimum-window-substring/</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text-justification/">https://leetcode.com/problems/text-justification/</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4">
            <text:p><text:a xlink:href="https://www.geeksforgeeks.org/boyer-moore-algorithm-for-pattern-searching/">https://www.geeksforgeeks.org/boyer-moore-algorithm-for-pattern-searching/</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distinct-subsequences/">https://leetcode.com/problems/distinct-subsequences/</text:a></text:p>
          </table:table-cell>
          <table:table-cell table:number-columns-repeated="16382" table:style-name="ce1"/>
        </table:table-row>
        <table:table-row table:style-name="ro2">
          <table:table-cell table:number-columns-repeated="8" table:style-name="ce1"/>
          <table:table-cell office:value-type="string" table:style-name="ce6">
            <text:p>~</text:p>
          </table:table-cell>
          <table:table-cell table:number-columns-repeated="16375"/>
        </table:table-row>
        <table:table-row table:style-name="ro2">
          <table:table-cell table:style-name="ce1"/>
          <table:table-cell office:value-type="string" table:style-name="ce5">
            <text:p>Matrix Problems</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www.geeksforgeeks.org/maximum-size-rectangle-binary-sub-matrix-1s/">https://www.geeksforgeeks.org/maximum-size-rectangle-binary-sub-matrix-1s/</text:a></text:p>
          </table:table-cell>
          <table:table-cell office:value-type="string" table:style-name="ce7">
            <text:p>Done</text:p>
          </table:table-cell>
          <table:table-cell office:value-type="string" table:style-name="ce1">
            <text:p>can be done using the largest area in the histogram. We have to check at every row by passing the array to histogram function if row has 1 then add 1 with the previous row like if a[i][j]== 1 then a[i][j] = a[i-1][j]+1 then find max result.</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www.geeksforgeeks.org/find-number-of-islands/">https://www.geeksforgeeks.org/find-number-of-islands/</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www.geeksforgeeks.org/given-matrix-o-x-replace-o-x-surrounded-x/">https://www.geeksforgeeks.org/given-matrix-o-x-replace-o-x-surrounded-x/</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leetcode.com/problems/spiral-matrix/">https://leetcode.com/problems/spiral-matrix/</text:a></text:p>
          </table:table-cell>
          <table:table-cell office:value-type="string" table:style-name="ce7">
            <text:p>Done</text:p>
          </table:table-cell>
          <table:table-cell office:value-type="string" table:style-name="ce1">
            <text:p>define col row start end first traverse <text:s/>right decrease row start then down decrease colend and the left then up by doing this till colstart&lt; colend &amp;&amp; rowstart&lt;rowend and travel only if rowstart&lt;= rowend and colstart&lt;=colend put this condition in between while loop bcz once loop end then condition will match.</text:p>
          </table:table-cell>
          <table:table-cell table:number-columns-repeated="16380" table:style-name="ce1"/>
        </table:table-row>
        <table:table-row table:style-name="ro2">
          <table:table-cell office:value-type="string" table:style-name="ce6">
            <text:p>Medium</text:p>
          </table:table-cell>
          <table:table-cell office:value-type="string" table:style-name="ce4">
            <text:p><text:a xlink:href="https://leetcode.com/problems/rotate-image/">https://leetcode.com/problems/rotate-image/</text:a></text:p>
          </table:table-cell>
          <table:table-cell office:value-type="string" table:style-name="ce7">
            <text:p>Done</text:p>
          </table:table-cell>
          <table:table-cell office:value-type="string" table:style-name="ce1">
            <text:p>transpose the column then reverse the row. Transpose means a[i][j] = a[j][i] reverse means a[i][j] = a[n-1-j]</text:p>
          </table:table-cell>
          <table:table-cell table:number-columns-repeated="3" table:style-name="ce1"/>
          <table:table-cell office:value-type="string" table:style-name="ce6">
            <text:p>~</text:p>
          </table:table-cell>
          <table:table-cell table:number-columns-repeated="16376" table:style-name="ce1"/>
        </table:table-row>
        <table:table-row table:style-name="ro2">
          <table:table-cell table:number-columns-repeated="7" table:style-name="ce1"/>
          <table:table-cell table:style-name="ce6"/>
          <table:table-cell table:number-columns-repeated="16376" table:style-name="ce1"/>
        </table:table-row>
        <table:table-row table:style-name="ro2">
          <table:table-cell table:style-name="ce1"/>
          <table:table-cell office:value-type="string" table:style-name="ce6">
            <text:p>Mathematical Problems</text:p>
          </table:table-cell>
          <table:table-cell table:number-columns-repeated="5" table:style-name="ce1"/>
          <table:table-cell table:style-name="ce6"/>
          <table:table-cell table:number-columns-repeated="16376" table:style-name="ce1"/>
        </table:table-row>
        <table:table-row table:style-name="ro2">
          <table:table-cell office:value-type="string" table:style-name="ce6">
            <text:p>Easy</text:p>
          </table:table-cell>
          <table:table-cell office:value-type="string" table:style-name="ce12">
            <text:p><text:a xlink:href="https://leetcode.com/problems/minimum-moves-to-equal-array-elements/">https://leetcode.com/problems/minimum-moves-to-equal-array-elements/</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add-binary/">https://leetcode.com/problems/add-binary/</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maximum-product-of-three-numbers/">https://leetcode.com/problems/maximum-product-of-three-numbers/</text:a></text:p>
          </table:table-cell>
          <table:table-cell table:number-columns-repeated="2" table:style-name="ce1"/>
          <table:table-cell office:value-type="string" table:style-name="ce5">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excel-sheet-column-title/">https://leetcode.com/problems/excel-sheet-column-title/</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happy-number/">https://leetcode.com/problems/happy-number/</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palindrome-number/">https://leetcode.com/problems/palindrome-number/</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missing-number/">https://leetcode.com/problems/missing-number/</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reverse-integer/">https://leetcode.com/problems/reverse-integer/</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power-of-two/">https://leetcode.com/problems/power-of-two/</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leetcode.com/problems/max-points-on-a-line/">https://leetcode.com/problems/max-points-on-a-line/</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12">
            <text:p><text:a xlink:href="https://leetcode.com/problems/valid-square/">https://leetcode.com/problems/valid-square/</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12">
            <text:p><text:a xlink:href="https://leetcode.com/problems/the-kth-factor-of-n/">https://leetcode.com/problems/the-kth-factor-of-n/</text:a></text:p>
          </table:table-cell>
          <table:table-cell table:number-columns-repeated="4" table:style-name="ce1"/>
          <table:table-cell office:value-type="string" table:style-name="ce6">
            <text:p>~</text:p>
          </table:table-cell>
          <table:table-cell office:value-type="string" table:style-name="ce6">
            <text:p>~</text:p>
          </table:table-cell>
          <table:table-cell table:number-columns-repeated="16376" table:style-name="ce1"/>
        </table:table-row>
        <table:table-row table:style-name="ro4">
          <table:table-cell table:number-columns-repeated="16384"/>
        </table:table-row>
        <table:table-row table:style-name="ro2">
          <table:table-cell table:style-name="ce1"/>
          <table:table-cell office:value-type="string" table:style-name="ce6">
            <text:p>Sorting and Searching</text:p>
          </table:table-cell>
          <table:table-cell table:number-columns-repeated="16382" table:style-name="ce1"/>
        </table:table-row>
        <table:table-row table:style-name="ro2">
          <table:table-cell office:value-type="string" table:style-name="ce6">
            <text:p>Easy</text:p>
          </table:table-cell>
          <table:table-cell office:value-type="string" table:style-name="ce13">
            <text:p><text:a xlink:href="https://www.geeksforgeeks.org/permute-two-arrays-sum-every-pair-greater-equal-k/">https://www.geeksforgeeks.org/permute-two-arrays-sum-every-pair-greater-equal-k/</text:a></text:p>
          </table:table-cell>
          <table:table-cell office:value-type="string" table:style-name="ce7">
            <text:p>Done</text:p>
          </table:table-cell>
          <table:table-cell office:value-type="string" table:style-name="ce1">
            <text:p>Sort one array in asecending and one in desending if every pair sum Is greater then zero then return true.</text:p>
          </table:table-cell>
          <table:table-cell table:number-columns-repeated="2" table:style-name="ce1"/>
          <table:table-cell office:value-type="string" table:style-name="ce5">
            <text:p>~</text:p>
          </table:table-cell>
          <table:table-cell table:number-columns-repeated="16377" table:style-name="ce1"/>
        </table:table-row>
        <table:table-row table:style-name="ro2">
          <table:table-cell office:value-type="string" table:style-name="ce6">
            <text:p>Easy</text:p>
          </table:table-cell>
          <table:table-cell office:value-type="string" table:style-name="ce4">
            <text:p><text:a xlink:href="https://www.geeksforgeeks.org/ceiling-in-a-sorted-array/">https://www.geeksforgeeks.org/ceiling-in-a-sorted-array/</text:a></text:p>
          </table:table-cell>
          <table:table-cell office:value-type="string" table:style-name="ce7">
            <text:p>Done</text:p>
          </table:table-cell>
          <table:table-cell office:value-type="string" table:style-name="ce1">
            <text:p>use binary search while doing low = mid+1 consider that max and high = mid -1 arr[mid] = min</text:p>
          </table:table-cell>
          <table:table-cell table:number-columns-repeated="16380" table:style-name="ce1"/>
        </table:table-row>
        <table:table-row table:style-name="ro3">
          <table:table-cell office:value-type="string" table:style-name="ce6">
            <text:p>Easy</text:p>
          </table:table-cell>
          <table:table-cell office:value-type="string" table:style-name="ce14">
            <text:p><text:a xlink:href="https://www.geeksforgeeks.org/find-a-pair-with-the-given-difference/">https://www.geeksforgeeks.org/find-a-pair-with-the-given-difference/</text:a></text:p>
          </table:table-cell>
          <table:table-cell office:value-type="string" table:style-name="ce7">
            <text:p>Done</text:p>
          </table:table-cell>
          <table:table-cell office:value-type="string" table:style-name="ce1">
            <text:p>sort array and put two pointer high and low if sum &gt; arr[i]+arr[j] decrese high else increse low</text:p>
          </table:table-cell>
          <table:table-cell table:number-columns-repeated="16380" table:style-name="ce1"/>
        </table:table-row>
        <table:table-row table:style-name="ro3">
          <table:table-cell office:value-type="string" table:style-name="ce6">
            <text:p>Medium</text:p>
          </table:table-cell>
          <table:table-cell office:value-type="string" table:style-name="ce14">
            <text:p><text:a xlink:href="https://www.geeksforgeeks.org/check-reversing-sub-array-make-array-sorted/">https://www.geeksforgeeks.org/check-reversing-sub-array-make-array-sorted/</text:a></text:p>
          </table:table-cell>
          <table:table-cell table:number-columns-repeated="2" table:style-name="ce1"/>
          <table:table-cell office:value-type="string" table:style-name="ce6">
            <text:p>~</text:p>
          </table:table-cell>
          <table:table-cell table:number-columns-repeated="16379" table:style-name="ce1"/>
        </table:table-row>
        <table:table-row table:style-name="ro3">
          <table:table-cell office:value-type="string" table:style-name="ce6">
            <text:p>Medium</text:p>
          </table:table-cell>
          <table:table-cell office:value-type="string" table:style-name="ce15">
            <text:p><text:a xlink:href="https://www.geeksforgeeks.org/radix-sort/">https://www.geeksforgeeks.org/radix-sort/</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4">
            <text:p><text:a xlink:href="https://www.geeksforgeeks.org/a-product-array-puzzle/">https://www.geeksforgeeks.org/a-product-array-puzzle/</text:a></text:p>
          </table:table-cell>
          <table:table-cell office:value-type="string" table:style-name="ce7">
            <text:p>Done</text:p>
          </table:table-cell>
          <table:table-cell office:value-type="string" table:style-name="ce1">
            <text:p>in first loop you start from the left and multiplt each element and store on 2nd looop start from right and multiply right side product with earlier product and return arr. Product = left side element product* right side product.</text:p>
          </table:table-cell>
          <table:table-cell office:value-type="string" table:style-name="ce6">
            <text:p>~</text:p>
          </table:table-cell>
          <table:table-cell table:number-columns-repeated="2" table:style-name="ce1"/>
          <table:table-cell office:value-type="string" table:style-name="ce6">
            <text:p>~</text:p>
          </table:table-cell>
          <table:table-cell table:number-columns-repeated="16376"/>
        </table:table-row>
        <table:table-row table:style-name="ro2">
          <table:table-cell office:value-type="string" table:style-name="ce6">
            <text:p>Medium</text:p>
          </table:table-cell>
          <table:table-cell office:value-type="string" table:style-name="ce9">
            <text:p><text:a xlink:href="https://www.geeksforgeeks.org/make-array-elements-equal-minimum-cost/">https://www.geeksforgeeks.org/make-array-elements-equal-minimum-cost/</text:a></text:p>
          </table:table-cell>
          <table:table-cell office:value-type="string" table:style-name="ce7">
            <text:p>Done</text:p>
          </table:table-cell>
          <table:table-cell office:value-type="string" table:style-name="ce1">
            <text:p>choose middle element if there is even element put avg of middle two element. And find cost abs[arr[i] - mid] for every element.</text:p>
          </table:table-cell>
          <table:table-cell office:value-type="string" table:style-name="ce6">
            <text:p>~</text:p>
          </table:table-cell>
          <table:table-cell table:number-columns-repeated="2" table:style-name="ce1"/>
          <table:table-cell office:value-type="string" table:style-name="ce6">
            <text:p>~</text:p>
          </table:table-cell>
          <table:table-cell table:number-columns-repeated="16376"/>
        </table:table-row>
        <table:table-row table:style-name="ro3">
          <table:table-cell office:value-type="string" table:style-name="ce6">
            <text:p>Medium</text:p>
          </table:table-cell>
          <table:table-cell office:value-type="string" table:style-name="ce15">
            <text:p><text:a xlink:href="https://leetcode.com/problems/find-peak-element/">https://leetcode.com/problems/find-peak-element/</text:a></text:p>
          </table:table-cell>
          <table:table-cell office:value-type="string" table:style-name="ce7">
            <text:p>Done</text:p>
          </table:table-cell>
          <table:table-cell office:value-type="string" table:style-name="ce1">
            <text:p>if mid&lt; mid+1 means peak is on right side else peak is on left side. Return start</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practice.geeksforgeeks.org/problems/allocate-minimum-number-of-pages0937/1">https://practice.geeksforgeeks.org/problems/allocate-minimum-number-of-pages0937/1</text:a></text:p>
          </table:table-cell>
          <table:table-cell office:value-type="string" table:style-name="ce10">
            <text:p>Done</text:p>
          </table:table-cell>
          <table:table-cell office:value-type="string" table:style-name="ce1">
            <text:p>low will be smalles element and high will sum. Check for mid if possible if possible to end = mid - 1. possible function containts if we get pages + arr[i]&gt; mid student ++ if student &gt; student or arr[i[&gt;mid return false other wise true</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minimum-number-swaps-required-sort-array/">https://www.geeksforgeeks.org/minimum-number-swaps-required-sort-array/</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spoj.com/problems/AGGRCOW/">https://www.spoj.com/problems/AGGRCOW/</text:a></text:p>
          </table:table-cell>
          <table:table-cell office:value-type="string" table:style-name="ce10">
            <text:p>Done</text:p>
          </table:table-cell>
          <table:table-cell office:value-type="string" table:style-name="ce1">
            <text:p>Do low and high pointter high = arr[n-1]-0 use binary search and in ispossible function check if mid is satified or not if satisfied start = mid +1</text:p>
          </table:table-cell>
          <table:table-cell table:number-columns-repeated="16380" table:style-name="ce1"/>
        </table:table-row>
        <table:table-row table:style-name="ro3">
          <table:table-cell office:value-type="string" table:style-name="ce6">
            <text:p>Hard</text:p>
          </table:table-cell>
          <table:table-cell office:value-type="string" table:style-name="ce15">
            <text:p><text:a xlink:href="https://leetcode.com/problems/search-in-rotated-sorted-array/">https://leetcode.com/problems/search-in-rotated-sorted-array/</text:a></text:p>
          </table:table-cell>
          <table:table-cell office:value-type="string" table:style-name="ce7">
            <text:p>Done</text:p>
          </table:table-cell>
          <table:table-cell office:value-type="string" table:style-name="ce1">
            <text:p>if nums[start]&lt; target and nums[mid]&gt;target means left half is sorted or end = mid -1 else start = mid +1 and in else part nums[mid]&gt;target and target&lt;nums[end] right half is sorted or start = mid+1 else end = mid -1..</text:p>
          </table:table-cell>
          <table:table-cell table:number-columns-repeated="16380" table:style-name="ce1"/>
        </table:table-row>
        <table:table-row table:style-name="ro3">
          <table:table-cell office:value-type="string" table:style-name="ce6">
            <text:p>Hard</text:p>
          </table:table-cell>
          <table:table-cell office:value-type="string" table:style-name="ce15">
            <text:p><text:a xlink:href="https://leetcode.com/problems/count-of-smaller-numbers-after-self/">https://leetcode.com/problems/count-of-smaller-numbers-after-self/</text:a></text:p>
          </table:table-cell>
          <table:table-cell table:number-columns-repeated="2" table:style-name="ce1"/>
          <table:table-cell office:value-type="string" table:style-name="ce6">
            <text:p>~</text:p>
          </table:table-cell>
          <table:table-cell table:number-columns-repeated="16379" table:style-name="ce1"/>
        </table:table-row>
        <table:table-row table:style-name="ro3">
          <table:table-cell office:value-type="string" table:style-name="ce6">
            <text:p>Hard</text:p>
          </table:table-cell>
          <table:table-cell office:value-type="string" table:style-name="ce15">
            <text:p><text:a xlink:href="https://leetcode.com/problems/split-array-largest-sum/">https://leetcode.com/problems/split-array-largest-sum/</text:a></text:p>
          </table:table-cell>
          <table:table-cell table:number-columns-repeated="16382" table:style-name="ce1"/>
        </table:table-row>
        <table:table-row table:style-name="ro3">
          <table:table-cell table:style-name="ce1"/>
          <table:table-cell table:style-name="ce16"/>
          <table:table-cell table:number-columns-repeated="16382" table:style-name="ce1"/>
        </table:table-row>
        <table:table-row table:style-name="ro4">
          <table:table-cell table:number-columns-repeated="16384"/>
        </table:table-row>
        <table:table-row table:style-name="ro2">
          <table:table-cell table:style-name="ce1"/>
          <table:table-cell office:value-type="string" table:style-name="ce2">
            <text:p>Linked List</text:p>
          </table:table-cell>
          <table:table-cell table:number-columns-repeated="16382" table:style-name="ce1"/>
        </table:table-row>
        <table:table-row table:style-name="ro2">
          <table:table-cell office:value-type="string" table:style-name="ce6">
            <text:p>Easy</text:p>
          </table:table-cell>
          <table:table-cell office:value-type="string" table:style-name="ce17">
            <text:p><text:a xlink:href="https://leetcode.com/problems/middle-of-the-linked-list/">https://leetcode.com/problems/middle-of-the-linked-list/</text:a></text:p>
          </table:table-cell>
          <table:table-cell office:value-type="string" table:style-name="ce7">
            <text:p>Done</text:p>
          </table:table-cell>
          <table:table-cell office:value-type="string" table:style-name="ce1">
            <text:p>use fast and slow pointer approach. Use fast pointer as head and slow as head then move slow by 1 and fast by two then return slow pointer.</text:p>
          </table:table-cell>
          <table:table-cell office:value-type="string" table:style-name="ce6">
            <text:p>~</text:p>
          </table:table-cell>
          <table:table-cell table:number-columns-repeated="2" table:style-name="ce1"/>
          <table:table-cell office:value-type="string" table:style-name="ce6">
            <text:p>~</text:p>
          </table:table-cell>
          <table:table-cell table:number-columns-repeated="16376" table:style-name="ce1"/>
        </table:table-row>
        <table:table-row table:style-name="ro2">
          <table:table-cell office:value-type="string" table:style-name="ce6">
            <text:p>Easy</text:p>
          </table:table-cell>
          <table:table-cell office:value-type="string" table:style-name="ce12">
            <text:p><text:a xlink:href="https://leetcode.com/problems/linked-list-cycle/">https://leetcode.com/problems/linked-list-cycle/</text:a></text:p>
          </table:table-cell>
          <table:table-cell office:value-type="string" table:style-name="ce7">
            <text:p>Done</text:p>
          </table:table-cell>
          <table:table-cell office:value-type="string" table:style-name="ce1">
            <text:p>use fast and slow pointer approach. Use fast pointer as head and slow as head then move slow by 1 and fast by two then if slow = fast at anytime return true otherwise false.</text:p>
          </table:table-cell>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convert-binary-number-in-a-linked-list-to-integer/">https://leetcode.com/problems/convert-binary-number-in-a-linked-list-to-integer/</text:a></text:p>
          </table:table-cell>
          <table:table-cell office:value-type="string" table:style-name="ce7">
            <text:p>Done</text:p>
          </table:table-cell>
          <table:table-cell office:value-type="string" table:style-name="ce1">
            <text:p>first, calculate the length of the list then traverse again multiply node val with 2power n and decrement n.</text:p>
          </table:table-cell>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remove-duplicates-from-sorted-list/">https://leetcode.com/problems/remove-duplicates-from-sorted-list/</text:a></text:p>
          </table:table-cell>
          <table:table-cell office:value-type="string" table:style-name="ce7">
            <text:p>Done</text:p>
          </table:table-cell>
          <table:table-cell office:value-type="string" table:style-name="ce1">
            <text:p>if temp.val == temp.next.val then temp.next = temp.next.next else temp = temp.next</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www.geeksforgeeks.org/sort-a-linked-list-of-0s-1s-or-2s/">https://www.geeksforgeeks.org/sort-a-linked-list-of-0s-1s-or-2s/</text:a></text:p>
          </table:table-cell>
          <table:table-cell office:value-type="string" table:style-name="ce7">
            <text:p>Done</text:p>
          </table:table-cell>
          <table:table-cell office:value-type="string" table:style-name="ce1">
            <text:p>use array to count value of 0 1 2 in list traverse and store then count then traverse again change value of node and decrement count if count become 0 then move to next like 0 to 1.</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remove-linked-list-elements/">https://leetcode.com/problems/remove-linked-list-elements/</text:a></text:p>
          </table:table-cell>
          <table:table-cell office:value-type="string" table:style-name="ce7">
            <text:p>Done</text:p>
          </table:table-cell>
          <table:table-cell office:value-type="string" table:style-name="ce1">
            <text:p>if temp.next == val then skip that node if stat have node like val=7 node are 7777 then change head to temp.next.</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merge-two-sorted-lists/">https://leetcode.com/problems/merge-two-sorted-lists/</text:a></text:p>
          </table:table-cell>
          <table:table-cell office:value-type="string" table:style-name="ce7">
            <text:p>Done</text:p>
          </table:table-cell>
          <table:table-cell office:value-type="string" table:style-name="ce1">
            <text:p>Since both list are sorted make new node and compare two list whose element is less put that node next to ans after one list is over then put all node of remaining list into ans node then return ans.next.</text:p>
          </table:table-cell>
          <table:table-cell office:value-type="string" table:style-name="ce6">
            <text:p>~</text:p>
          </table:table-cell>
          <table:table-cell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www.geeksforgeeks.org/multiply-two-numbers-represented-linked-lists/">https://www.geeksforgeeks.org/multiply-two-numbers-represented-linked-lists/</text:a></text:p>
          </table:table-cell>
          <table:table-cell office:value-type="string" table:style-name="ce7">
            <text:p>Done</text:p>
          </table:table-cell>
          <table:table-cell office:value-type="string" table:style-name="ce1">
            <text:p>traverse list find no of both multiply and make new nodes by that</text:p>
          </table:table-cell>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intersection-of-two-linked-lists/">https://leetcode.com/problems/intersection-of-two-linked-lists/</text:a></text:p>
          </table:table-cell>
          <table:table-cell office:value-type="string" table:style-name="ce7">
            <text:p>Done</text:p>
          </table:table-cell>
          <table:table-cell office:value-type="string" table:style-name="ce1">
            <text:p>get length of both list. Then try to equal both length then start at same position when both list are not equal node go to that loop and if we get our node equal then it is intersection point return any node.</text:p>
          </table:table-cell>
          <table:table-cell table:number-columns-repeated="16380" table:style-name="ce1"/>
        </table:table-row>
        <table:table-row table:style-name="ro2">
          <table:table-cell office:value-type="string" table:style-name="ce6">
            <text:p>Easy</text:p>
          </table:table-cell>
          <table:table-cell office:value-type="string" table:style-name="ce17">
            <text:p><text:a xlink:href="https://www.geeksforgeeks.org/given-only-a-pointer-to-a-node-to-be-deleted-in-a-singly-linked-list-how-do-you-delete-it/">https://www.geeksforgeeks.org/given-only-a-pointer-to-a-node-to-be-deleted-in-a-singly-linked-list-how-do-you-delete-it/</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palindrome-linked-list/">https://leetcode.com/problems/palindrome-linked-list/</text:a></text:p>
          </table:table-cell>
          <table:table-cell office:value-type="string" table:style-name="ce10">
            <text:p>Done</text:p>
          </table:table-cell>
          <table:table-cell office:value-type="string" table:style-name="ce1">
            <text:p>Understood , but vinay you have to do it this problem again. The main algo is reverse the list in middle then compare the two list one from start on from end.</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reverse-linked-list/">https://leetcode.com/problems/reverse-linked-list/</text:a></text:p>
          </table:table-cell>
          <table:table-cell office:value-type="string" table:style-name="ce7">
            <text:p>Done</text:p>
          </table:table-cell>
          <table:table-cell office:value-type="string" table:style-name="ce1">
            <text:p>use three variable curr prev and next we have to do loop while curr!= null and set prev as <text:s/>curr next, curr as next and next as next.next then return curr at last</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leetcode.com/problems/add-two-numbers/">https://leetcode.com/problems/add-two-numbers/</text:a></text:p>
          </table:table-cell>
          <table:table-cell office:value-type="string" table:style-name="ce7">
            <text:p>Done</text:p>
          </table:table-cell>
          <table:table-cell office:value-type="string" table:style-name="ce1">
            <text:p>since list are reversed use a variable sum one var carry and do a while loop when l1 and l2 are not null carry is 1or not zero then add carry l1.val and l2.val if not null to sum make new node of sum%10 add to curr.next and carry to sum/10 return last ans.next;</text:p>
          </table:table-cell>
          <table:table-cell table:number-columns-repeated="3"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12">
            <text:p><text:a xlink:href="https://leetcode.com/problems/copy-list-with-random-pointer/">https://leetcode.com/problems/copy-list-with-random-pointer/</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12">
            <text:p><text:a xlink:href="https://leetcode.com/problems/add-two-numbers-ii/">https://leetcode.com/problems/add-two-numbers-ii/</text:a></text:p>
          </table:table-cell>
          <table:table-cell office:value-type="string" table:style-name="ce7">
            <text:p>Done</text:p>
          </table:table-cell>
          <table:table-cell office:value-type="string" table:style-name="ce1">
            <text:p>use two stack for string both value then start popping element sum = st1pop+s2pop+carry if carry is not 0 the also run the loop . Make next pointer as null at every iteration start making a new node and node.next = next then change next to that node or current node and return next;</text:p>
          </table:table-cell>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reverse-linked-list-ii/">https://leetcode.com/problems/reverse-linked-list-ii/</text:a></text:p>
          </table:table-cell>
          <table:table-cell office:value-type="string" table:style-name="ce7">
            <text:p>Done</text:p>
          </table:table-cell>
          <table:table-cell office:value-type="string" table:style-name="ce1">
            <text:p>Basic way is traverse prev and curr element till left then element before curr become your last and curr become new end make a loop till right - left then at end if last is not null we link last to prev else prev <text:s/>is head the link new end with the curr mean element before end;</text:p>
          </table:table-cell>
          <table:table-cell table:number-columns-repeated="16380" table:style-name="ce1"/>
        </table:table-row>
        <table:table-row table:style-name="ro2">
          <table:table-cell office:value-type="string" table:style-name="ce6">
            <text:p>Medium</text:p>
          </table:table-cell>
          <table:table-cell office:value-type="string" table:style-name="ce12">
            <text:p><text:a xlink:href="https://leetcode.com/problems/reorder-list/">https://leetcode.com/problems/reorder-list/</text:a></text:p>
          </table:table-cell>
          <table:table-cell office:value-type="string" table:style-name="ce7">
            <text:p>Done</text:p>
          </table:table-cell>
          <table:table-cell office:value-type="string" table:style-name="ce1">
            <text:p>find middle of the linked list then reverse the middle then use start and reverse mid put one node to next to another use two temp node for saving mid and head node at last if head is not null put next pointer to null</text:p>
          </table:table-cell>
          <table:table-cell table:number-columns-repeated="16380" table:style-name="ce1"/>
        </table:table-row>
        <table:table-row table:style-name="ro2">
          <table:table-cell office:value-type="string" table:style-name="ce6">
            <text:p>Medium</text:p>
          </table:table-cell>
          <table:table-cell office:value-type="string" table:style-name="ce12">
            <text:p><text:a xlink:href="https://leetcode.com/problems/remove-nth-node-from-end-of-list/">https://leetcode.com/problems/remove-nth-node-from-end-of-list/</text:a></text:p>
          </table:table-cell>
          <table:table-cell office:value-type="string" table:style-name="ce7">
            <text:p>Done</text:p>
          </table:table-cell>
          <table:table-cell office:value-type="string" table:style-name="ce1">
            <text:p>find length the traverse to len - n and delete node if we want to delete head then return head.next<text:s/></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flatten-a-multilevel-doubly-linked-list/">https://leetcode.com/problems/flatten-a-multilevel-doubly-linked-list/</text:a></text:p>
          </table:table-cell>
          <table:table-cell office:value-type="string" table:style-name="ce7">
            <text:p>Done</text:p>
          </table:table-cell>
          <table:table-cell office:value-type="string" table:style-name="ce1">
            <text:p>case 1 if No child proceed <text:s/>p.child = null p =p.next case-2 found child // found tail of child then put this to before p.next temp.next != null temp = t.next connect tail with current next <text:s/>also we have to set pointer prev to tail (temp.next = p.next and p.next not null p.next.prev = temp then set p.next to p.child chid prev to p and put child as null do p= p.next</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partition-list/">https://leetcode.com/problems/partition-list/</text:a></text:p>
          </table:table-cell>
          <table:table-cell office:value-type="string" table:style-name="ce7">
            <text:p>Done</text:p>
          </table:table-cell>
          <table:table-cell office:value-type="string" table:style-name="ce1">
            <text:p>make two node one will keep track for lesser one will track of greater and bigger store bigger item first node so you can do lesser.next = first big if set first smaller as head at last make samller.next to bigger first node and bigger last next to null return head.</text:p>
          </table:table-cell>
          <table:table-cell table:number-columns-repeated="4"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remove-duplicates-from-sorted-list-ii/">https://leetcode.com/problems/remove-duplicates-from-sorted-list-ii/</text:a></text:p>
          </table:table-cell>
          <table:table-cell office:value-type="string" table:style-name="ce7">
            <text:p>Done</text:p>
          </table:table-cell>
          <table:table-cell office:value-type="string" table:style-name="ce1">
            <text:p>choose one prev pointer and one curr and one boolean variable duplicate while we find next and curr node same we simple do next and duplicate to true after that loop we check we found duplicate then if prev is null head is our curr.next and if prev is not null then prev.next will be curr.next if we dont have dupicate for that node prev will be current.<text:s/></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www.geeksforgeeks.org/linked-list-in-zig-zag-fashion/">https://www.geeksforgeeks.org/linked-list-in-zig-zag-fashion/</text:a></text:p>
          </table:table-cell>
          <table:table-cell office:value-type="string" table:style-name="ce7">
            <text:p>Done</text:p>
          </table:table-cell>
          <table:table-cell office:value-type="string" table:style-name="ce1">
            <text:p>since its zig zag point so basic technique is first we take element as ascending then descending like that 1 2 3 4 , 1 2 then 2 3 as 3 2 again 3 4 as 3 4 so make a variable flag set true and after each iteration do false-&gt; true true-&gt;false if true so we it is a&gt;b then swap if false if it a&lt;b swap like that manner.<text:s/></text:p>
          </table:table-cell>
          <table:table-cell table:number-columns-repeated="2"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leetcode.com/problems/sort-list/">https://leetcode.com/problems/sort-list/</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www.geeksforgeeks.org/segregate-even-and-odd-elements-in-a-linked-list/">https://www.geeksforgeeks.org/segregate-even-and-odd-elements-in-a-linked-list/</text:a></text:p>
          </table:table-cell>
          <table:table-cell office:value-type="string" table:style-name="ce7">
            <text:p>Done</text:p>
          </table:table-cell>
          <table:table-cell office:value-type="string" table:style-name="ce1">
            <text:p>make a odd node and even node if curr is even then even.next is node and even = even.next else same for odd if it is our first node in even we set even node curr and head = even if odd is null so we save first node of odd so we connect as last of even.</text:p>
          </table:table-cell>
          <table:table-cell table:number-columns-repeated="16380" table:style-name="ce1"/>
        </table:table-row>
        <table:table-row table:style-name="ro2">
          <table:table-cell office:value-type="string" table:style-name="ce6">
            <text:p>Medium</text:p>
          </table:table-cell>
          <table:table-cell office:value-type="string" table:style-name="ce12">
            <text:p><text:a xlink:href="https://www.geeksforgeeks.org/rearrange-a-given-linked-list-in-place/">https://www.geeksforgeeks.org/rearrange-a-given-linked-list-in-place/</text:a></text:p>
          </table:table-cell>
          <table:table-cell office:value-type="string" table:style-name="ce7">
            <text:p>Done</text:p>
          </table:table-cell>
          <table:table-cell office:value-type="string" table:style-name="ce1">
            <text:p>find middle of the linked list then reverse the middle then use start and reverse mid put one node to next to another use two temp node for saving mid and head node at last if head is not null put next pointer to null</text:p>
          </table:table-cell>
          <table:table-cell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merge-k-sorted-lists/">https://leetcode.com/problems/merge-k-sorted-lists/</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reverse-nodes-in-k-group/">https://leetcode.com/problems/reverse-nodes-in-k-group/</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Hard</text:p>
          </table:table-cell>
          <table:table-cell office:value-type="string" table:style-name="ce4">
            <text:p><text:a xlink:href="https://www.geeksforgeeks.org/merge-sort-for-linked-list/">https://www.geeksforgeeks.org/merge-sort-for-linked-list/</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4">
            <text:p><text:a xlink:href="https://www.geeksforgeeks.org/flattening-a-linked-list/">https://www.geeksforgeeks.org/flattening-a-linked-list/</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4">
            <text:p><text:a xlink:href="https://www.geeksforgeeks.org/subtract-two-numbers-represented-as-linked-lists/">https://www.geeksforgeeks.org/subtract-two-numbers-represented-as-linked-lists/</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table:number-columns-repeated="4" table:style-name="ce1"/>
          <table:table-cell office:value-type="string" table:style-name="ce6">
            <text:p>~</text:p>
          </table:table-cell>
          <table:table-cell table:number-columns-repeated="16379" table:style-name="ce1"/>
        </table:table-row>
        <table:table-row table:style-name="ro2">
          <table:table-cell table:style-name="ce1"/>
          <table:table-cell office:value-type="string" table:style-name="ce2">
            <text:p>Stacks and Queues</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table:style-name="ce1"/>
          <table:table-cell table:style-name="ce12"/>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implement-queue-using-stacks/">https://leetcode.com/problems/implement-queue-using-stacks/</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leetcode.com/problems/backspace-string-compare/">https://leetcode.com/problems/backspace-string-compare/</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implement-stack-using-queues/">https://leetcode.com/problems/implement-stack-using-queues/</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7">
            <text:p><text:a xlink:href="https://www.geeksforgeeks.org/implement-stack-queue-using-deque/">https://www.geeksforgeeks.org/implement-stack-queue-using-deque/</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next-greater-element-i/">https://leetcode.com/problems/next-greater-element-i/</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2">
            <text:p><text:a xlink:href="https://www.geeksforgeeks.org/stack-set-4-evaluation-postfix-expression/">https://www.geeksforgeeks.org/stack-set-4-evaluation-postfix-expression/</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18">
            <text:p><text:a xlink:href="https://www.geeksforgeeks.org/implement-two-stacks-in-an-array/">https://www.geeksforgeeks.org/implement-two-stacks-in-an-array/</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12">
            <text:p><text:a xlink:href="https://leetcode.com/problems/minimum-cost-tree-from-leaf-values/">https://leetcode.com/problems/minimum-cost-tree-from-leaf-values/</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daily-temperatures/">https://leetcode.com/problems/daily-temperatures/</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practice.geeksforgeeks.org/problems/distance-of-nearest-cell-having-1-1587115620/1">https://practice.geeksforgeeks.org/problems/distance-of-nearest-cell-having-1-1587115620/1</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online-stock-span/">https://leetcode.com/problems/online-stock-span/</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practice.geeksforgeeks.org/problems/rotten-oranges2536/1">https://practice.geeksforgeeks.org/problems/rotten-oranges2536/1</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sum-of-subarray-minimums/">https://leetcode.com/problems/sum-of-subarray-minimums/</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evaluate-reverse-polish-notation/">https://leetcode.com/problems/evaluate-reverse-polish-notation/</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practice.geeksforgeeks.org/problems/circular-tour/1">https://practice.geeksforgeeks.org/problems/circular-tour/1</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implement-stack-using-queues/">https://leetcode.com/problems/remove-all-adjacent-duplicates-in-string-ii/</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flatten-nested-list-iterator/">https://leetcode.com/problems/flatten-nested-list-iterator/</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4">
            <text:p><text:a xlink:href="https://www.geeksforgeeks.org/find-the-maximum-of-minimums-for-every-window-size-in-a-given-array/">https://www.geeksforgeeks.org/find-the-maximum-of-minimums-for-every-window-size-in-a-given-array/</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4">
            <text:p><text:a xlink:href="https://www.geeksforgeeks.org/lru-cache-implementation/">https://www.geeksforgeeks.org/lru-cache-implementation/</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4">
            <text:p><text:a xlink:href="http://geeksforgeeks.org/the-celebrity-problem/">http://geeksforgeeks.org/the-celebrity-problem/</text:a></text:p>
          </table:table-cell>
          <table:table-cell table:number-columns-repeated="16382" table:style-name="ce1"/>
        </table:table-row>
        <table:table-row table:number-rows-repeated="2" table:style-name="ro4">
          <table:table-cell table:number-columns-repeated="16384"/>
        </table:table-row>
        <table:table-row table:style-name="ro2">
          <table:table-cell table:style-name="ce1"/>
          <table:table-cell office:value-type="string" table:style-name="ce19">
            <text:p>Trees</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diameter-of-binary-tree/">https://leetcode.com/problems/diameter-of-binary-tree/</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invert-binary-tree/">https://leetcode.com/problems/invert-binary-tree/</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subtree-of-another-tree/">https://leetcode.com/problems/subtree-of-another-tree/</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12">
            <text:p><text:a xlink:href="https://leetcode.com/problems/range-sum-of-bst/">https://leetcode.com/problems/range-sum-of-bst/</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symmetric-tree/">https://leetcode.com/problems/symmetric-tree/</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convert-sorted-array-to-binary-search-tree/">https://leetcode.com/problems/convert-sorted-array-to-binary-search-tree/</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merge-two-binary-trees/">https://leetcode.com/problems/merge-two-binary-trees/</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maximum-depth-of-binary-tree/">https://leetcode.com/problems/maximum-depth-of-binary-tree/</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Easy</text:p>
          </table:table-cell>
          <table:table-cell office:value-type="string" table:style-name="ce12">
            <text:p><text:a xlink:href="https://leetcode.com/problems/binary-tree-paths/">https://leetcode.com/problems/binary-tree-paths/</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Easy</text:p>
          </table:table-cell>
          <table:table-cell office:value-type="string" table:style-name="ce12">
            <text:p><text:a xlink:href="https://leetcode.com/problems/same-tree/">https://leetcode.com/problems/same-tree/</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Easy</text:p>
          </table:table-cell>
          <table:table-cell office:value-type="string" table:style-name="ce12">
            <text:p><text:a xlink:href="https://leetcode.com/problems/lowest-common-ancestor-of-a-binary-search-tree/">https://leetcode.com/problems/lowest-common-ancestor-of-a-binary-search-tree/</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Easy</text:p>
          </table:table-cell>
          <table:table-cell office:value-type="string" table:style-name="ce12">
            <text:p><text:a xlink:href="https://leetcode.com/problems/path-sum/">https://leetcode.com/problems/path-sum/</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minimum-absolute-difference-in-bst/">https://leetcode.com/problems/minimum-absolute-difference-in-bst/</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sum-of-left-leaves/">https://leetcode.com/problems/sum-of-left-leaves/</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text:a xlink:href="https://leetcode.com/problems/balanced-binary-tree/">https://leetcode.com/problems/balanced-binary-tree/</text:a></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practice.geeksforgeeks.org/problems/predecessor-and-successor/1">https://practice.geeksforgeeks.org/problems/predecessor-and-successor/1</text:a></text:p>
          </table:table-cell>
          <table:table-cell table:number-columns-repeated="16382" table:style-name="ce1"/>
        </table:table-row>
        <table:table-row table:style-name="ro2">
          <table:table-cell office:value-type="string" table:style-name="ce6">
            <text:p>Easy</text:p>
          </table:table-cell>
          <table:table-cell office:value-type="string" table:style-name="ce12">
            <text:p>https://leetcode.com/problems/binary-tree-inorder-traversal/</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practice.geeksforgeeks.org/problems/check-whether-bst-contains-dead-end/1">https://practice.geeksforgeeks.org/problems/check-whether-bst-contains-dead-end/1</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binary-search-tree-iterator/">https://leetcode.com/problems/binary-search-tree-iterator/</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lowest-common-ancestor-of-a-binary-tree/">https://leetcode.com/problems/lowest-common-ancestor-of-a-binary-tree/</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unique-binary-search-trees-ii/">https://leetcode.com/problems/unique-binary-search-trees-ii/</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all-nodes-distance-k-in-binary-tree/">https://leetcode.com/problems/all-nodes-distance-k-in-binary-tree/</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validate-binary-search-tree/">https://leetcode.com/problems/validate-binary-search-tree/</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binary-tree-right-side-view/">https://leetcode.com/problems/binary-tree-right-side-view/</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redundant-connection/">https://leetcode.com/problems/redundant-connection/</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binary-tree-level-order-traversal/">https://leetcode.com/problems/binary-tree-level-order-traversal/</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leetcode.com/problems/path-sum-iii/">https://leetcode.com/problems/path-sum-iii/</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leetcode.com/problems/construct-binary-tree-from-preorder-and-postorder-traversal/">https://leetcode.com/problems/construct-binary-tree-from-preorder-and-postorder-traversal/</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leetcode.com/problems/unique-binary-search-trees/">https://leetcode.com/problems/unique-binary-search-trees/</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recover-binary-search-tree/">https://leetcode.com/problems/recover-binary-search-tree/</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populating-next-right-pointers-in-each-node/">https://leetcode.com/problems/populating-next-right-pointers-in-each-node/</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flatten-binary-tree-to-linked-list/">https://leetcode.com/problems/flatten-binary-tree-to-linked-list/</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maximum-width-of-binary-tree/">https://leetcode.com/problems/maximum-width-of-binary-tree/</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practice.geeksforgeeks.org/problems/min-distance-between-two-given-nodes-of-a-binary-tree/1">https://practice.geeksforgeeks.org/problems/min-distance-between-two-given-nodes-of-a-binary-tree/1</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leetcode.com/problems/kth-smallest-element-in-a-bst/">https://leetcode.com/problems/kth-smallest-element-in-a-bst/</text:a></text:p>
          </table:table-cell>
          <table:table-cell table:number-columns-repeated="4" table:style-name="ce1"/>
          <table:table-cell office:value-type="string" table:style-name="ce6">
            <text:p>~</text:p>
          </table:table-cell>
          <table:table-cell table:number-columns-repeated="16377"/>
        </table:table-row>
        <table:table-row table:style-name="ro2">
          <table:table-cell office:value-type="string" table:style-name="ce6">
            <text:p>Medium</text:p>
          </table:table-cell>
          <table:table-cell office:value-type="string" table:style-name="ce12">
            <text:p><text:a xlink:href="https://leetcode.com/problems/binary-tree-zigzag-level-order-traversal/">https://leetcode.com/problems/binary-tree-zigzag-level-order-traversal/</text:a></text:p>
          </table:table-cell>
          <table:table-cell table:number-columns-repeated="3" table:style-name="ce1"/>
          <table:table-cell office:value-type="string" table:style-name="ce5">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practice.geeksforgeeks.org/problems/count-bst-nodes-that-lie-in-a-given-range/1">https://practice.geeksforgeeks.org/problems/count-bst-nodes-that-lie-in-a-given-range/1</text:a></text:p>
          </table:table-cell>
          <table:table-cell table:number-columns-repeated="16382" table:style-name="ce1"/>
        </table:table-row>
        <table:table-row table:style-name="ro2">
          <table:table-cell office:value-type="string" table:style-name="ce6">
            <text:p>Medium</text:p>
          </table:table-cell>
          <table:table-cell office:value-type="string" table:style-name="ce18">
            <text:p><text:a xlink:href="https://practice.geeksforgeeks.org/problems/preorder-to-postorder4423/1">https://practice.geeksforgeeks.org/problems/preorder-to-postorder4423/1</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12">
            <text:p><text:a xlink:href="https://practice.geeksforgeeks.org/problems/binary-tree-to-dll/1">https://practice.geeksforgeeks.org/problems/binary-tree-to-dll/1</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binary-tree-maximum-path-sum/">https://leetcode.com/problems/binary-tree-maximum-path-sum/</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sum-of-distances-in-tree/">https://leetcode.com/problems/sum-of-distances-in-tree/</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12">
            <text:p><text:a xlink:href="https://leetcode.com/problems/binary-tree-cameras/">https://leetcode.com/problems/binary-tree-cameras/</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12">
            <text:p><text:a xlink:href="https://leetcode.com/problems/vertical-order-traversal-of-a-binary-tree/">https://leetcode.com/problems/vertical-order-traversal-of-a-binary-tree/</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12">
            <text:p><text:a xlink:href="https://www.geeksforgeeks.org/print-k-sum-paths-binary-tree/">https://www.geeksforgeeks.org/print-k-sum-paths-binary-tree/</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serialize-and-deserialize-binary-tree/">https://leetcode.com/problems/serialize-and-deserialize-binary-tree/</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www.geeksforgeeks.org/find-median-bst-time-o1-space/">https://www.geeksforgeeks.org/find-median-bst-time-o1-space/</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largest-bst-binary-tree-set-2/">https://www.geeksforgeeks.org/largest-bst-binary-tree-set-2/</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construct-bst-from-given-preorder-traversa/">https://www.geeksforgeeks.org/construct-bst-from-given-preorder-traversa/</text:a></text:p>
          </table:table-cell>
          <table:table-cell table:number-columns-repeated="16382" table:style-name="ce1"/>
        </table:table-row>
        <table:table-row table:style-name="ro4">
          <table:table-cell table:number-columns-repeated="16384"/>
        </table:table-row>
        <table:table-row table:style-name="ro2">
          <table:table-cell table:style-name="ce1"/>
          <table:table-cell office:value-type="string" table:style-name="ce6">
            <text:p>GRAPHS</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practice.geeksforgeeks.org/problems/bfs-traversal-of-graph/1">https://practice.geeksforgeeks.org/problems/bfs-traversal-of-graph/1</text:a></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www.geeksforgeeks.org/depth-first-search-or-dfs-for-a-graph/">https://www.geeksforgeeks.org/depth-first-search-or-dfs-for-a-graph/</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4">
            <text:p><text:a xlink:href="https://leetcode.com/problems/number-of-islands/">https://leetcode.com/problems/number-of-islands/</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Easy</text:p>
          </table:table-cell>
          <table:table-cell office:value-type="string" table:style-name="ce4">
            <text:p><text:a xlink:href="https://leetcode.com/problems/flood-fill/">https://leetcode.com/problems/flood-fill/</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Easy</text:p>
          </table:table-cell>
          <table:table-cell office:value-type="string" table:style-name="ce4">
            <text:p><text:a xlink:href="https://practice.geeksforgeeks.org/problems/rat-in-a-maze-problem/1">https://practice.geeksforgeeks.org/problems/rat-in-a-maze-problem/1</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text:p>
          </table:table-cell>
          <table:table-cell office:value-type="string" table:style-name="ce4">
            <text:p><text:a xlink:href="https://practice.geeksforgeeks.org/problems/detect-cycle-in-an-undirected-graph/1">https://practice.geeksforgeeks.org/problems/detect-cycle-in-an-undirected-graph/1</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text:p>
          </table:table-cell>
          <table:table-cell office:value-type="string" table:style-name="ce4">
            <text:p><text:a xlink:href="https://www.geeksforgeeks.org/detect-cycle-in-a-graph/">https://www.geeksforgeeks.org/detect-cycle-in-a-graph/</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4">
            <text:p><text:a xlink:href="https://practice.geeksforgeeks.org/problems/steps-by-knight5927/1">https://practice.geeksforgeeks.org/problems/steps-by-knight5927/1</text:a></text:p>
          </table:table-cell>
          <table:table-cell table:number-columns-repeated="16382" table:style-name="ce1"/>
        </table:table-row>
        <table:table-row table:style-name="ro2">
          <table:table-cell office:value-type="string" table:style-name="ce6">
            <text:p>Medium</text:p>
          </table:table-cell>
          <table:table-cell office:value-type="string" table:style-name="ce8">
            <text:p><text:a xlink:href="https://leetcode.com/problems/decode-string/">https://leetcode.com/problems/decode-string/</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8">
            <text:p><text:a xlink:href="https://leetcode.com/problems/shortest-bridge/">https://leetcode.com/problems/shortest-bridge/</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leetcode.com/problems/number-of-operations-to-make-network-connected/">https://leetcode.com/problems/number-of-operations-to-make-network-connected/</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leetcode.com/problems/find-eventual-safe-states/">https://leetcode.com/problems/find-eventual-safe-states/</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practice.geeksforgeeks.org/problems/strongly-connected-components-kosarajus-algo/1">https://practice.geeksforgeeks.org/problems/strongly-connected-components-kosarajus-algo/1</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leetcode.com/problems/time-needed-to-inform-all-employees/">https://leetcode.com/problems/time-needed-to-inform-all-employees/</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4">
            <text:p><text:a xlink:href="https://www.geeksforgeeks.org/graph-coloring-applications/#:~:text=Graph%20coloring%20problem%20is%20to,are%20colored%20using%20same%20color.">https://www.geeksforgeeks.org/graph-coloring-applications/#:~:text=Graph%20coloring%20problem%20is%20to,are%20colored%20using%20same%20color.</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most-stones-removed-with-same-row-or-column/">https://leetcode.com/problems/most-stones-removed-with-same-row-or-column/</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as-far-from-land-as-possible/">https://leetcode.com/problems/as-far-from-land-as-possible/</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find-the-city-with-the-smallest-number-of-neighbors-at-a-threshold-distance/">https://leetcode.com/problems/find-the-city-with-the-smallest-number-of-neighbors-at-a-threshold-distance/</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www.geeksforgeeks.org/find-whether-it-is-possible-to-finish-all-tasks-or-not-from-given-dependencies/">https://www.geeksforgeeks.org/find-whether-it-is-possible-to-finish-all-tasks-or-not-from-given-dependencies/</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www.geeksforgeeks.org/prims-minimum-spanning-tree-mst-greedy-algo-5/">https://www.geeksforgeeks.org/prims-minimum-spanning-tree-mst-greedy-algo-5/</text:a></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practice.geeksforgeeks.org/problems/implementing-floyd-warshall2042/1">https://practice.geeksforgeeks.org/problems/implementing-floyd-warshall2042/1</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4">
            <text:p><text:a xlink:href="https://leetcode.com/problems/evaluate-division/">https://leetcode.com/problems/evaluate-division/</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leetcode.com/problems/snakes-and-ladders/">https://leetcode.com/problems/snakes-and-ladders/</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practice.geeksforgeeks.org/problems/topological-sort/1">https://practice.geeksforgeeks.org/problems/topological-sort/1</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leetcode.com/problems/cheapest-flights-within-k-stops/description/">https://leetcode.com/problems/cheapest-flights-within-k-stops/description/</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www.geeksforgeeks.org/detect-negative-cycle-graph-bellman-ford/">https://www.geeksforgeeks.org/detect-negative-cycle-graph-bellman-ford/</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www.geeksforgeeks.org/bipartite-graph/">https://www.geeksforgeeks.org/bipartite-graph/</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8">
            <text:p><text:a xlink:href="https://leetcode.com/problems/longest-increasing-path-in-a-matrix/">https://leetcode.com/problems/longest-increasing-path-in-a-matrix/</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8">
            <text:p><text:a xlink:href="https://leetcode.com/problems/making-a-large-island/">https://leetcode.com/problems/making-a-large-island/</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8">
            <text:p><text:a xlink:href="https://leetcode.com/problems/remove-boxes/">https://leetcode.com/problems/remove-boxes/</text:a></text:p>
          </table:table-cell>
          <table:table-cell table:number-columns-repeated="16382" table:style-name="ce1"/>
        </table:table-row>
        <table:table-row table:style-name="ro2">
          <table:table-cell office:value-type="string" table:style-name="ce6">
            <text:p>Hard</text:p>
          </table:table-cell>
          <table:table-cell office:value-type="string" table:style-name="ce8">
            <text:p><text:a xlink:href="https://leetcode.com/problems/critical-connections-in-a-network/">https://leetcode.com/problems/critical-connections-in-a-network/</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practice.geeksforgeeks.org/problems/alien-dictionary/1">https://practice.geeksforgeeks.org/problems/alien-dictionary/1</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4">
            <text:p><text:a xlink:href="https://www.geeksforgeeks.org/water-jug-problem-using-bfs/">https://www.geeksforgeeks.org/water-jug-problem-using-bfs/</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travelling-salesman-problem-set-1/">https://www.geeksforgeeks.org/travelling-salesman-problem-set-1/</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4">
            <text:p><text:a xlink:href="https://www.geeksforgeeks.org/total-number-spanning-trees-graph/">https://www.geeksforgeeks.org/total-number-spanning-trees-graph/</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4">
            <text:p><text:a xlink:href="https://leetcode.com/problems/word-ladder/">https://leetcode.com/problems/word-ladder/</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minimize-cash-flow-among-given-set-friends-borrowed-money/">https://www.geeksforgeeks.org/minimize-cash-flow-among-given-set-friends-borrowed-money/</text:a></text:p>
          </table:table-cell>
          <table:table-cell table:number-columns-repeated="16382" table:style-name="ce1"/>
        </table:table-row>
        <table:table-row table:style-name="ro2">
          <table:table-cell table:number-columns-repeated="4" table:style-name="ce1"/>
          <table:table-cell office:value-type="string" table:style-name="ce6">
            <text:p>~</text:p>
          </table:table-cell>
          <table:table-cell table:number-columns-repeated="16379" table:style-name="ce1"/>
        </table:table-row>
        <table:table-row table:style-name="ro2">
          <table:table-cell table:style-name="ce1"/>
          <table:table-cell office:value-type="string" table:style-name="ce6">
            <text:p>Tries</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design-add-and-search-words-data-structure/">https://leetcode.com/problems/design-add-and-search-words-data-structure/</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www.geeksforgeeks.org/word-break-problem-trie-solution/">https://www.geeksforgeeks.org/word-break-problem-trie-solution/</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www.geeksforgeeks.org/trie-insert-and-search/">https://www.geeksforgeeks.org/trie-insert-and-search/</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practice.geeksforgeeks.org/problems/k-anagrams-1/0">https://practice.geeksforgeeks.org/problems/k-anagrams-1/0</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palindrome-pairs/">https://leetcode.com/problems/palindrome-pairs/</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4">
            <text:p><text:a xlink:href="https://practice.geeksforgeeks.org/problems/phone-directory/0">https://practice.geeksforgeeks.org/problems/phone-directory/0</text:a></text:p>
          </table:table-cell>
          <table:table-cell table:number-columns-repeated="2" table:style-name="ce1"/>
          <table:table-cell table:style-name="ce6"/>
          <table:table-cell table:number-columns-repeated="16379" table:style-name="ce1"/>
        </table:table-row>
        <table:table-row table:style-name="ro2">
          <table:table-cell table:number-columns-repeated="4" table:style-name="ce1"/>
          <table:table-cell table:style-name="ce6"/>
          <table:table-cell table:number-columns-repeated="3" table:style-name="ce1"/>
          <table:table-cell office:value-type="string" table:style-name="ce6">
            <text:p>~</text:p>
          </table:table-cell>
          <table:table-cell table:number-columns-repeated="16375"/>
        </table:table-row>
        <table:table-row table:style-name="ro2">
          <table:table-cell table:style-name="ce1"/>
          <table:table-cell office:value-type="string" table:style-name="ce19">
            <text:p>Heaps / PQs</text:p>
          </table:table-cell>
          <table:table-cell table:number-columns-repeated="16382" table:style-name="ce1"/>
        </table:table-row>
        <table:table-row table:style-name="ro4">
          <table:table-cell table:number-columns-repeated="16384"/>
        </table:table-row>
        <table:table-row table:style-name="ro2">
          <table:table-cell office:value-type="string" table:style-name="ce6">
            <text:p>Easy/Medium</text:p>
          </table:table-cell>
          <table:table-cell office:value-type="string" table:style-name="ce12">
            <text:p><text:a xlink:href="https://leetcode.com/problems/top-k-frequent-elements/">https://leetcode.com/problems/top-k-frequent-elements/</text:a></text:p>
          </table:table-cell>
          <table:table-cell table:number-columns-repeated="16382" table:style-name="ce1"/>
        </table:table-row>
        <table:table-row table:style-name="ro2">
          <table:table-cell office:value-type="string" table:style-name="ce6">
            <text:p>Easy/Medium</text:p>
          </table:table-cell>
          <table:table-cell office:value-type="string" table:style-name="ce12">
            <text:p><text:a xlink:href="https://leetcode.com/problems/kth-largest-element-in-an-array/">https://leetcode.com/problems/kth-largest-element-in-an-array/</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leetcode.com/problems/ugly-number-ii/">https://leetcode.com/problems/ugly-number-ii/</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leetcode.com/problems/furthest-building-you-can-reach/">https://leetcode.com/problems/furthest-building-you-can-reach/</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Medium</text:p>
          </table:table-cell>
          <table:table-cell office:value-type="string" table:style-name="ce12">
            <text:p><text:a xlink:href="https://leetcode.com/problems/kth-smallest-element-in-a-sorted-matrix/">https://leetcode.com/problems/kth-smallest-element-in-a-sorted-matrix/</text:a></text:p>
          </table:table-cell>
          <table:table-cell table:number-columns-repeated="16382" table:style-name="ce1"/>
        </table:table-row>
        <table:table-row table:style-name="ro2">
          <table:table-cell office:value-type="string" table:style-name="ce6">
            <text:p>Easy/Medium</text:p>
          </table:table-cell>
          <table:table-cell office:value-type="string" table:style-name="ce12">
            <text:p><text:a xlink:href="https://leetcode.com/problems/reorganize-string/">https://leetcode.com/problems/reorganize-string/</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leetcode.com/problems/find-the-most-competitive-subsequence/">https://leetcode.com/problems/find-the-most-competitive-subsequence/</text:a></text:p>
          </table:table-cell>
          <table:table-cell table:number-columns-repeated="16382" table:style-name="ce1"/>
        </table:table-row>
        <table:table-row table:style-name="ro2">
          <table:table-cell office:value-type="string" table:style-name="ce6">
            <text:p>Easy/Medium</text:p>
          </table:table-cell>
          <table:table-cell office:value-type="string" table:style-name="ce4">
            <text:p><text:a xlink:href="https://practice.geeksforgeeks.org/problems/smallest-positive-missing-number-1587115621/1/">https://practice.geeksforgeeks.org/problems/smallest-positive-missing-number-1587115621/1/</text:a></text:p>
          </table:table-cell>
          <table:table-cell table:number-columns-repeated="2" table:style-name="ce1"/>
          <table:table-cell office:value-type="string" table:style-name="ce6">
            <text:p>~</text:p>
          </table:table-cell>
          <table:table-cell table:number-columns-repeated="3" table:style-name="ce1"/>
          <table:table-cell office:value-type="string" table:style-name="ce6">
            <text:p>~</text:p>
          </table:table-cell>
          <table:table-cell table:number-columns-repeated="16375"/>
        </table:table-row>
        <table:table-row table:style-name="ro2">
          <table:table-cell office:value-type="string" table:style-name="ce6">
            <text:p>Easy/Medium</text:p>
          </table:table-cell>
          <table:table-cell office:value-type="string" table:style-name="ce4">
            <text:p><text:a xlink:href="https://practice.geeksforgeeks.org/problems/largest-subarray-with-0-sum/1/">https://practice.geeksforgeeks.org/problems/largest-subarray-with-0-sum/1/</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leetcode.com/problems/k-closest-points-to-origin/">https://leetcode.com/problems/k-closest-points-to-origin/</text:a></text:p>
          </table:table-cell>
          <table:table-cell table:number-columns-repeated="16382" table:style-name="ce1"/>
        </table:table-row>
        <table:table-row table:style-name="ro2">
          <table:table-cell office:value-type="string" table:style-name="ce6">
            <text:p>Hard</text:p>
          </table:table-cell>
          <table:table-cell office:value-type="string" table:style-name="ce8">
            <text:p><text:a xlink:href="https://leetcode.com/problems/minimum-number-of-refueling-stops/">https://leetcode.com/problems/minimum-number-of-refueling-stops/</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minimum-cost-to-hire-k-workers/">https://leetcode.com/problems/minimum-cost-to-hire-k-workers/</text:a></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4">
            <text:p><text:a xlink:href="https://leetcode.com/problems/swim-in-rising-water/">https://leetcode.com/problems/swim-in-rising-water/</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sliding-window-maximum/">https://leetcode.com/problems/sliding-window-maximum/</text:a></text:p>
          </table:table-cell>
          <table:table-cell table:number-columns-repeated="3" table:style-name="ce1"/>
          <table:table-cell office:value-type="string" table:style-name="ce6">
            <text:p>~</text:p>
          </table:table-cell>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4">
          <table:table-cell table:number-columns-repeated="16384"/>
        </table:table-row>
        <table:table-row table:style-name="ro2">
          <table:table-cell table:style-name="ce1"/>
          <table:table-cell office:value-type="string" table:style-name="ce6">
            <text:p>Dynamic Programming</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leetcode.com/problems/climbing-stairs">https://leetcode.com/problems/climbing-stairs</text:a></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leetcode.com/problems/maximum-product-subarray/">https://leetcode.com/problems/maximum-product-subarray/</text:a></text:p>
          </table:table-cell>
          <table:table-cell table:number-columns-repeated="16382" table:style-name="ce1"/>
        </table:table-row>
        <table:table-row table:style-name="ro2">
          <table:table-cell office:value-type="string" table:style-name="ce6">
            <text:p>Easy</text:p>
          </table:table-cell>
          <table:table-cell office:value-type="string" table:style-name="ce4">
            <text:p><text:a xlink:href="https://leetcode.com/problems/ones-and-zeroes/">https://leetcode.com/problems/ones-and-zeroes/</text:a></text:p>
          </table:table-cell>
          <table:table-cell table:number-columns-repeated="16382" table:style-name="ce1"/>
        </table:table-row>
        <table:table-row table:style-name="ro2">
          <table:table-cell office:value-type="string" table:style-name="ce6">
            <text:p>Easy</text:p>
          </table:table-cell>
          <table:table-cell office:value-type="string" table:style-name="ce8">
            <text:p><text:a xlink:href="https://leetcode.com/problems/counting-bits/">https://leetcode.com/problems/counting-bits/</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leetcode.com/problems/knight-dialer/">https://leetcode.com/problems/knight-dialer/</text:a></text:p>
          </table:table-cell>
          <table:table-cell table:number-columns-repeated="2" table:style-name="ce1"/>
          <table:table-cell office:value-type="string" table:style-name="ce6">
            <text:p>~</text:p>
          </table:table-cell>
          <table:table-cell table:number-columns-repeated="3"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4">
            <text:p><text:a xlink:href="https://practice.geeksforgeeks.org/problems/cutted-segments1642/1">https://practice.geeksforgeeks.org/problems/cutted-segments1642/1</text:a></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12">
            <text:p><text:a xlink:href="https://leetcode.com/problems/unique-paths/">https://leetcode.com/problems/unique-paths/</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minimum-path-sum/">https://leetcode.com/problems/minimum-path-sum/</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coin-change/">https://leetcode.com/problems/coin-change/</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decode-ways/">https://leetcode.com/problems/decode-ways/</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leetcode.com/problems/maximum-length-of-repeated-subarray/">https://leetcode.com/problems/maximum-length-of-repeated-subarray/</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longest-increasing-subsequence/">https://leetcode.com/problems/longest-increasing-subsequence/</text:a></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4">
            <text:p><text:a xlink:href="https://practice.geeksforgeeks.org/problems/longest-common-substring1452/1">https://practice.geeksforgeeks.org/problems/longest-common-substring1452/1</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count-square-submatrices-with-all-ones/">https://leetcode.com/problems/count-square-submatrices-with-all-ones/</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maximal-square/">https://leetcode.com/problems/maximal-square/</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practice.geeksforgeeks.org/problems/mobile-numeric-keypad5456/1">https://practice.geeksforgeeks.org/problems/mobile-numeric-keypad5456/1</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4">
            <text:p><text:a xlink:href="https://www.geeksforgeeks.org/weighted-job-scheduling/">https://www.geeksforgeeks.org/weighted-job-scheduling/</text:a></text:p>
          </table:table-cell>
          <table:table-cell table:number-columns-repeated="16382" table:style-name="ce1"/>
        </table:table-row>
        <table:table-row table:style-name="ro2">
          <table:table-cell office:value-type="string" table:style-name="ce6">
            <text:p>Medium</text:p>
          </table:table-cell>
          <table:table-cell office:value-type="string" table:style-name="ce4">
            <text:p><text:a xlink:href="https://leetcode.com/problems/delete-and-earn/">https://leetcode.com/problems/delete-and-earn/</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range-sum-query-2d-immutable/">https://leetcode.com/problems/range-sum-query-2d-immutable/</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4">
            <text:p><text:a xlink:href="https://www.geeksforgeeks.org/optimal-binary-search-tree-dp-24/">https://www.geeksforgeeks.org/optimal-binary-search-tree-dp-24/</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12">
            <text:p><text:a xlink:href="https://leetcode.com/problems/frog-jump/">https://leetcode.com/problems/frog-jump/</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best-time-to-buy-and-sell-stock-iv/">https://leetcode.com/problems/best-time-to-buy-and-sell-stock-iv/</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Hard</text:p>
          </table:table-cell>
          <table:table-cell office:value-type="string" table:style-name="ce12">
            <text:p><text:a xlink:href="https://leetcode.com/problems/minimum-insertion-steps-to-make-a-string-palindrome/">https://leetcode.com/problems/minimum-insertion-steps-to-make-a-string-palindrome/</text:a></text:p>
          </table:table-cell>
          <table:table-cell table:number-columns-repeated="16382" table:style-name="ce1"/>
        </table:table-row>
        <table:table-row table:style-name="ro2">
          <table:table-cell office:value-type="string" table:style-name="ce6">
            <text:p>Hard</text:p>
          </table:table-cell>
          <table:table-cell office:value-type="string" table:style-name="ce8">
            <text:p><text:a xlink:href="https://www.google.com/url?q=https://www.geeksforgeeks.org/largest-area-rectangular-sub-matrix-equal-number-1s-0s/&amp;sa=D&amp;source=editors&amp;ust=1651476654008730&amp;usg=AOvVaw0jDrhU51BRCAP1M8_etnoN">https://www.geeksforgeeks.org/largest-area-rectangular-sub-matrix-equal-number-1s-0s/</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leetcode.com/problems/trapping-rain-water/">https://leetcode.com/problems/trapping-rain-water/</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minimum-cost-to-merge-stones/">https://leetcode.com/problems/minimum-cost-to-merge-stones/</text:a></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count-different-palindromic-subsequences/">https://leetcode.com/problems/count-different-palindromic-subsequences/</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leetcode.com/problems/maximal-rectangle/">https://leetcode.com/problems/maximal-rectangle/</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12">
            <text:p><text:a xlink:href="https://leetcode.com/problems/burst-balloons/">https://leetcode.com/problems/burst-balloons/</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super-egg-drop/">https://leetcode.com/problems/super-egg-drop/</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table:number-columns-repeated="4" table:style-name="ce1"/>
          <table:table-cell table:style-name="ce6"/>
          <table:table-cell table:number-columns-repeated="2" table:style-name="ce1"/>
          <table:table-cell office:value-type="string" table:style-name="ce6">
            <text:p>~</text:p>
          </table:table-cell>
          <table:table-cell table:number-columns-repeated="16376" table:style-name="ce1"/>
        </table:table-row>
        <table:table-row table:style-name="ro2">
          <table:table-cell table:style-name="ce1"/>
          <table:table-cell office:value-type="string" table:style-name="ce5">
            <text:p>Two Pointer Approach</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sort-colors/">https://leetcode.com/problems/sort-colors/</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Medium</text:p>
          </table:table-cell>
          <table:table-cell office:value-type="string" table:style-name="ce12">
            <text:p><text:a xlink:href="https://leetcode.com/problems/longest-repeating-character-replacement/">https://leetcode.com/problems/longest-repeating-character-replacement/</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Medium</text:p>
          </table:table-cell>
          <table:table-cell office:value-type="string" table:style-name="ce12">
            <text:p><text:a xlink:href="https://leetcode.com/problems/maximum-number-of-visible-points/">https://leetcode.com/problems/maximum-number-of-visible-points/</text:a></text:p>
          </table:table-cell>
          <table:table-cell table:number-columns-repeated="4" table:style-name="ce1"/>
          <table:table-cell office:value-type="string" table:style-name="ce6">
            <text:p>~</text:p>
          </table:table-cell>
          <table:table-cell table:number-columns-repeated="16377" table:style-name="ce1"/>
        </table:table-row>
        <table:table-row table:number-rows-repeated="2" table:style-name="ro4">
          <table:table-cell table:number-columns-repeated="16384"/>
        </table:table-row>
        <table:table-row table:style-name="ro2">
          <table:table-cell table:style-name="ce1"/>
          <table:table-cell office:value-type="string" table:style-name="ce5">
            <text:p>Greedy Algorithms</text:p>
          </table:table-cell>
          <table:table-cell table:number-columns-repeated="16382" table:style-name="ce1"/>
        </table:table-row>
        <table:table-row table:style-name="ro2">
          <table:table-cell office:value-type="string" table:style-name="ce6">
            <text:p>Easy/Medium</text:p>
          </table:table-cell>
          <table:table-cell office:value-type="string" table:style-name="ce12">
            <text:p><text:a xlink:href="https://leetcode.com/problems/gas-station/">https://leetcode.com/problems/gas-station/</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www.geeksforgeeks.org/minimum-cost-for-acquiring-all-coins-with-k-extra-coins-allowed-with-every-coin/">https://www.geeksforgeeks.org/minimum-cost-for-acquiring-all-coins-with-k-extra-coins-allowed-with-every-coin/</text:a></text:p>
          </table:table-cell>
          <table:table-cell table:number-columns-repeated="2"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6" table:style-name="ce1"/>
        </table:table-row>
        <table:table-row table:style-name="ro2">
          <table:table-cell office:value-type="string" table:style-name="ce6">
            <text:p>Easy/Medium</text:p>
          </table:table-cell>
          <table:table-cell office:value-type="string" table:style-name="ce12">
            <text:p><text:a xlink:href="https://leetcode.com/problems/restore-the-array-from-adjacent-pairs/">https://leetcode.com/problems/restore-the-array-from-adjacent-pairs/</text:a></text:p>
          </table:table-cell>
          <table:table-cell table:number-columns-repeated="16382" table:style-name="ce1"/>
        </table:table-row>
        <table:table-row table:style-name="ro2">
          <table:table-cell office:value-type="string" table:style-name="ce6">
            <text:p>Easy/Medium</text:p>
          </table:table-cell>
          <table:table-cell office:value-type="string" table:style-name="ce12">
            <text:p><text:a xlink:href="https://leetcode.com/problems/task-scheduler/">https://leetcode.com/problems/task-scheduler/</text:a></text:p>
          </table:table-cell>
          <table:table-cell table:number-columns-repeated="16382" table:style-name="ce1"/>
        </table:table-row>
        <table:table-row table:style-name="ro2">
          <table:table-cell office:value-type="string" table:style-name="ce6">
            <text:p>Easy/Medium</text:p>
          </table:table-cell>
          <table:table-cell office:value-type="string" table:style-name="ce12">
            <text:p><text:a xlink:href="https://leetcode.com/problems/minimum-deletions-to-make-character-frequencies-unique/">https://leetcode.com/problems/minimum-deletions-to-make-character-frequencies-unique/</text:a></text:p>
          </table:table-cell>
          <table:table-cell table:number-columns-repeated="4"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12">
            <text:p><text:a xlink:href="https://leetcode.com/problems/remove-k-digits/">https://leetcode.com/problems/remove-k-digits/</text:a></text:p>
          </table:table-cell>
          <table:table-cell table:number-columns-repeated="2" table:style-name="ce1"/>
          <table:table-cell office:value-type="string" table:style-name="ce6">
            <text:p>~</text:p>
          </table:table-cell>
          <table:table-cell table:number-columns-repeated="16379" table:style-name="ce1"/>
        </table:table-row>
        <table:table-row table:style-name="ro2">
          <table:table-cell office:value-type="string" table:style-name="ce6">
            <text:p>Easy/Medium</text:p>
          </table:table-cell>
          <table:table-cell office:value-type="string" table:style-name="ce4">
            <text:p><text:a xlink:href="https://www.spoj.com/problems/CHOCOLA/">https://www.spoj.com/problems/CHOCOLA/</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Easy/Medium</text:p>
          </table:table-cell>
          <table:table-cell office:value-type="string" table:style-name="ce12">
            <text:p><text:a xlink:href="https://leetcode.com/problems/non-overlapping-intervals/">https://leetcode.com/problems/non-overlapping-intervals/</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Easy/Medium</text:p>
          </table:table-cell>
          <table:table-cell office:value-type="string" table:style-name="ce12">
            <text:p><text:a xlink:href="https://leetcode.com/problems/minimum-deletion-cost-to-avoid-repeating-letters/">https://leetcode.com/problems/minimum-deletion-cost-to-avoid-repeating-letters/</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Easy/Medium</text:p>
          </table:table-cell>
          <table:table-cell office:value-type="string" table:style-name="ce4">
            <text:p><text:a xlink:href="https://www.geeksforgeeks.org/minimum-sum-two-numbers-formed-digits-array-2/">https://www.geeksforgeeks.org/minimum-sum-two-numbers-formed-digits-array-2/</text:a></text:p>
          </table:table-cell>
          <table:table-cell table:number-columns-repeated="2" table:style-name="ce1"/>
          <table:table-cell office:value-type="string" table:style-name="ce6">
            <text:p>~</text:p>
          </table:table-cell>
          <table:table-cell table:number-columns-repeated="2" table:style-name="ce1"/>
          <table:table-cell office:value-type="string" table:style-name="ce6">
            <text:p>~</text:p>
          </table:table-cell>
          <table:table-cell office:value-type="string" table:style-name="ce6">
            <text:p>~</text:p>
          </table:table-cell>
          <table:table-cell table:number-columns-repeated="16375"/>
        </table:table-row>
        <table:table-row table:number-rows-repeated="2" table:style-name="ro4">
          <table:table-cell table:number-columns-repeated="16384"/>
        </table:table-row>
        <table:table-row table:style-name="ro2">
          <table:table-cell table:style-name="ce1"/>
          <table:table-cell office:value-type="string" table:style-name="ce19">
            <text:p>Backtracking</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combination-sum-ii/">https://leetcode.com/problems/combination-sum-ii/</text:a></text:p>
          </table:table-cell>
          <table:table-cell table:number-columns-repeated="16382" table:style-name="ce1"/>
        </table:table-row>
        <table:table-row table:style-name="ro2">
          <table:table-cell office:value-type="string" table:style-name="ce6">
            <text:p>Medium</text:p>
          </table:table-cell>
          <table:table-cell office:value-type="string" table:style-name="ce8">
            <text:p><text:a xlink:href="https://www.google.com/url?q=https://practice.geeksforgeeks.org/problems/subset-sum-problem2014/1&amp;sa=D&amp;source=editors&amp;ust=1651476653976569&amp;usg=AOvVaw3GNAgTQDilnSBWQ-nAIn5w">https://practice.geeksforgeeks.org/problems/subset-sum-problem2014/1</text:a></text:p>
          </table:table-cell>
          <table:table-cell table:number-columns-repeated="4" table:style-name="ce1"/>
          <table:table-cell office:value-type="string" table:style-name="ce6">
            <text:p>~</text:p>
          </table:table-cell>
          <table:table-cell table:style-name="ce1"/>
          <table:table-cell office:value-type="string" table:style-name="ce6">
            <text:p>~</text:p>
          </table:table-cell>
          <table:table-cell table:number-columns-repeated="16375"/>
        </table:table-row>
        <table:table-row table:style-name="ro2">
          <table:table-cell office:value-type="string" table:style-name="ce6">
            <text:p>Medium</text:p>
          </table:table-cell>
          <table:table-cell office:value-type="string" table:style-name="ce12">
            <text:p><text:a xlink:href="https://leetcode.com/problems/combinations/">https://leetcode.com/problems/combinations/</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12">
            <text:p><text:a xlink:href="https://leetcode.com/problems/subsets-ii/">https://leetcode.com/problems/subsets-ii/</text:a></text:p>
          </table:table-cell>
          <table:table-cell table:number-columns-repeated="16382" table:style-name="ce1"/>
        </table:table-row>
        <table:table-row table:style-name="ro2">
          <table:table-cell office:value-type="string" table:style-name="ce6">
            <text:p>Medium</text:p>
          </table:table-cell>
          <table:table-cell office:value-type="string" table:style-name="ce8">
            <text:p><text:a xlink:href="https://www.google.com/url?q=https://practice.geeksforgeeks.org/problems/m-coloring-problem-1587115620/1&amp;sa=D&amp;source=editors&amp;ust=1651476653976680&amp;usg=AOvVaw1BCeaXSqoasq9dHDOSCJWX">https://practice.geeksforgeeks.org/problems/m-coloring-problem-1587115620/1</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Medium</text:p>
          </table:table-cell>
          <table:table-cell office:value-type="string" table:style-name="ce12">
            <text:p><text:a xlink:href="https://leetcode.com/problems/beautiful-arrangement/">https://leetcode.com/problems/beautiful-arrangement/</text:a></text:p>
          </table:table-cell>
          <table:table-cell table:number-columns-repeated="16382" table:style-name="ce1"/>
        </table:table-row>
        <table:table-row table:style-name="ro2">
          <table:table-cell office:value-type="string" table:style-name="ce6">
            <text:p>Medium</text:p>
          </table:table-cell>
          <table:table-cell office:value-type="string" table:style-name="ce12">
            <text:p><text:a xlink:href="https://leetcode.com/problems/palindrome-partitioning/">https://leetcode.com/problems/palindrome-partitioning/</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text:p>
          </table:table-cell>
          <table:table-cell office:value-type="string" table:style-name="ce12">
            <text:p><text:a xlink:href="https://leetcode.com/problems/permutations-ii/">https://leetcode.com/problems/permutations-ii/</text:a></text:p>
          </table:table-cell>
          <table:table-cell table:number-columns-repeated="6"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12">
            <text:p><text:a xlink:href="https://leetcode.com/problems/subsets/">https://leetcode.com/problems/word-search-ii/</text:a></text:p>
          </table:table-cell>
          <table:table-cell table:number-columns-repeated="16382" table:style-name="ce1"/>
        </table:table-row>
        <table:table-row table:style-name="ro2">
          <table:table-cell office:value-type="string" table:style-name="ce6">
            <text:p>Hard</text:p>
          </table:table-cell>
          <table:table-cell office:value-type="string" table:style-name="ce12">
            <text:p><text:a xlink:href="https://leetcode.com/problems/sudoku-solver/">https://leetcode.com/problems/sudoku-solver/</text:a></text:p>
          </table:table-cell>
          <table:table-cell table:number-columns-repeated="3" table:style-name="ce1"/>
          <table:table-cell office:value-type="string" table:style-name="ce6">
            <text:p>~</text:p>
          </table:table-cell>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12">
            <text:p><text:a xlink:href="https://leetcode.com/problems/n-queens/">https://leetcode.com/problems/n-queens/</text:a></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Hard</text:p>
          </table:table-cell>
          <table:table-cell office:value-type="string" table:style-name="ce12">
            <text:p><text:a xlink:href="https://leetcode.com/problems/unique-paths-iii/">https://leetcode.com/problems/unique-paths-iii/</text:a></text:p>
          </table:table-cell>
          <table:table-cell table:number-columns-repeated="2" table:style-name="ce1"/>
          <table:table-cell office:value-type="string" table:style-name="ce6">
            <text:p>~</text:p>
          </table:table-cell>
          <table:table-cell table:number-columns-repeated="3" table:style-name="ce1"/>
          <table:table-cell office:value-type="string" table:style-name="ce6">
            <text:p>~</text:p>
          </table:table-cell>
          <table:table-cell table:number-columns-repeated="16375"/>
        </table:table-row>
        <table:table-row table:style-name="ro2">
          <table:table-cell office:value-type="string" table:style-name="ce6">
            <text:p>Hard</text:p>
          </table:table-cell>
          <table:table-cell office:value-type="string" table:style-name="ce4">
            <text:p><text:a xlink:href="https://www.geeksforgeeks.org/find-maximum-number-possible-by-doing-at-most-k-swaps/">https://www.geeksforgeeks.org/find-maximum-number-possible-by-doing-at-most-k-swaps/</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www.geeksforgeeks.org/partition-set-k-subsets-equal-sum/">https://www.geeksforgeeks.org/partition-set-k-subsets-equal-sum/</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www.geeksforgeeks.org/tug-of-war/">https://www.geeksforgeeks.org/tug-of-war/</text:a></text:p>
          </table:table-cell>
          <table:table-cell table:number-columns-repeated="5" table:style-name="ce1"/>
          <table:table-cell office:value-type="string" table:style-name="ce6">
            <text:p>~</text:p>
          </table:table-cell>
          <table:table-cell table:number-columns-repeated="16376" table:style-name="ce1"/>
        </table:table-row>
        <table:table-row table:style-name="ro2">
          <table:table-cell office:value-type="string" table:style-name="ce6">
            <text:p>Hard</text:p>
          </table:table-cell>
          <table:table-cell office:value-type="string" table:style-name="ce4">
            <text:p><text:a xlink:href="https://www.geeksforgeeks.org/find-paths-from-corner-cell-to-middle-cell-in-maze/">https://www.geeksforgeeks.org/find-paths-from-corner-cell-to-middle-cell-in-maze/</text:a></text:p>
          </table:table-cell>
          <table:table-cell table:number-columns-repeated="2" table:style-name="ce1"/>
          <table:table-cell office:value-type="string" table:style-name="ce6">
            <text:p>~</text:p>
          </table:table-cell>
          <table:table-cell table:style-name="ce1"/>
          <table:table-cell office:value-type="string" table:style-name="ce6">
            <text:p>~</text:p>
          </table:table-cell>
          <table:table-cell table:number-columns-repeated="16377" table:style-name="ce1"/>
        </table:table-row>
        <table:table-row table:style-name="ro2">
          <table:table-cell office:value-type="string" table:style-name="ce6">
            <text:p>Hard</text:p>
          </table:table-cell>
          <table:table-cell office:value-type="string" table:style-name="ce4">
            <text:p><text:a xlink:href="https://www.geeksforgeeks.org/solving-cryptarithmetic-puzzles-backtracking-8/">https://www.geeksforgeeks.org/solving-cryptarithmetic-puzzles-backtracking-8/</text:a></text:p>
          </table:table-cell>
          <table:table-cell table:number-columns-repeated="16382" table:style-name="ce1"/>
        </table:table-row>
        <table:table-row table:style-name="ro2">
          <table:table-cell office:value-type="string" table:style-name="ce6">
            <text:p>Hard</text:p>
          </table:table-cell>
          <table:table-cell office:value-type="string" table:style-name="ce4">
            <text:p><text:a xlink:href="https://www.geeksforgeeks.org/print-palindromic-partitions-string/">https://www.geeksforgeeks.org/print-palindromic-partitions-string/</text:a></text:p>
          </table:table-cell>
          <table:table-cell table:number-columns-repeated="6" table:style-name="ce1"/>
          <table:table-cell office:value-type="string" table:style-name="ce6">
            <text:p>~</text:p>
          </table:table-cell>
          <table:table-cell table:number-columns-repeated="16375"/>
        </table:table-row>
        <table:table-row table:style-name="ro2">
          <table:table-cell table:number-columns-repeated="6" table:style-name="ce1"/>
          <table:table-cell office:value-type="string" table:style-name="ce6">
            <text:p>~</text:p>
          </table:table-cell>
          <table:table-cell table:number-columns-repeated="16377" table:style-name="ce1"/>
        </table:table-row>
        <table:table-row table:style-name="ro2">
          <table:table-cell table:style-name="ce1"/>
          <table:table-cell office:value-type="string" table:style-name="ce19">
            <text:p>Segment Tree</text:p>
          </table:table-cell>
          <table:table-cell table:number-columns-repeated="3" table:style-name="ce1"/>
          <table:table-cell office:value-type="string" table:style-name="ce6">
            <text:p>~</text:p>
          </table:table-cell>
          <table:table-cell table:number-columns-repeated="16378" table:style-name="ce1"/>
        </table:table-row>
        <table:table-row table:style-name="ro2">
          <table:table-cell office:value-type="string" table:style-name="ce6">
            <text:p>Medium/Hard</text:p>
          </table:table-cell>
          <table:table-cell office:value-type="string" table:style-name="ce4">
            <text:p><text:a xlink:href="https://leetcode.com/problems/range-sum-query-immutable/">https://leetcode.com/problems/range-sum-query-immutable/</text:a></text:p>
          </table:table-cell>
          <table:table-cell table:number-columns-repeated="16382" table:style-name="ce1"/>
        </table:table-row>
        <table:table-row table:style-name="ro2">
          <table:table-cell office:value-type="string" table:style-name="ce6">
            <text:p>Medium/Hard</text:p>
          </table:table-cell>
          <table:table-cell office:value-type="string" table:style-name="ce4">
            <text:p><text:a xlink:href="https://leetcode.com/problems/range-sum-query-mutable/">https://leetcode.com/problems/range-sum-query-mutable/</text:a></text:p>
          </table:table-cell>
          <table:table-cell table:number-columns-repeated="16382" table:style-name="ce1"/>
        </table:table-row>
        <table:table-row table:style-name="ro2">
          <table:table-cell office:value-type="string" table:style-name="ce6">
            <text:p>Medium/Hard</text:p>
          </table:table-cell>
          <table:table-cell office:value-type="string" table:style-name="ce4">
            <text:p><text:a xlink:href="https://leetcode.com/problems/count-of-smaller-numbers-after-self/">https://leetcode.com/problems/count-of-smaller-numbers-after-self/</text:a></text:p>
          </table:table-cell>
          <table:table-cell table:number-columns-repeated="3" table:style-name="ce1"/>
          <table:table-cell office:value-type="string" table:style-name="ce6">
            <text:p>~</text:p>
          </table:table-cell>
          <table:table-cell table:number-columns-repeated="2" table:style-name="ce1"/>
          <table:table-cell office:value-type="string" table:style-name="ce6">
            <text:p>~</text:p>
          </table:table-cell>
          <table:table-cell table:number-columns-repeated="16375"/>
        </table:table-row>
        <table:table-row table:style-name="ro2">
          <table:table-cell office:value-type="string" table:style-name="ce6">
            <text:p>Medium/Hard</text:p>
          </table:table-cell>
          <table:table-cell office:value-type="string" table:style-name="ce4">
            <text:p><text:a xlink:href="https://leetcode.com/problems/count-of-range-sum/">https://leetcode.com/problems/count-of-range-sum/</text:a></text:p>
          </table:table-cell>
          <table:table-cell table:number-columns-repeated="16382" table:style-name="ce1"/>
        </table:table-row>
        <table:table-row table:number-rows-repeated="1048234" table:style-name="ro4">
          <table:table-cell table:number-columns-repeated="16384"/>
        </table:table-row>
      </table:table>
      <table:table table:name="Sheet2" table:style-name="ta1">
        <table:table-column table:style-name="co8" table:number-columns-repeated="1024" table:default-cell-style-name="ce1"/>
        <table:table-column table:style-name="co10" table:number-columns-repeated="15360" table:default-cell-style-name="ce1"/>
        <table:table-row table:number-rows-repeated="10485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quot;Open Sans&quot;" svg:font-family="&quot;&quot;Open Sans&quo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427</meta:generator>
    <dc:creator>Vinay Singh</dc:creator>
    <dc:date>2022-08-15T16:00:42Z</dc:date>
  </office:meta>
</office:document-meta>
</file>